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05013888888889cm"/>
    </style:style>
    <style:style style:name="co2" style:family="table-column">
      <style:table-column-properties fo:break-before="auto" style:column-width="4.00402777777778cm"/>
    </style:style>
    <style:style style:name="co3" style:family="table-column">
      <style:table-column-properties fo:break-before="auto" style:column-width="5.45041666666667cm" style:use-optimal-column-width="true"/>
    </style:style>
    <style:style style:name="co4" style:family="table-column">
      <style:table-column-properties fo:break-before="auto" style:column-width="5.09763888888889cm" style:use-optimal-column-width="true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ncontres_7e_Art_Lausanne_2026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3">
            <text:p>PRENOM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EMAIL</text:p>
          </table:table-cell>
          <table:table-cell office:value-type="string" table:style-name="ce3">
            <text:p>CODE POSTAL</text:p>
          </table:table-cell>
          <table:table-cell office:value-type="string" table:style-name="ce3">
            <text:p>ANNÉE DE NAISSAN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el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2">
            <text:p>30.08.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am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string" table:style-name="ce2">
            <text:p>23.01.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am</text:p>
          </table:table-cell>
          <table:table-cell table:number-columns-repeated="2" table:style-name="ce1"/>
          <table:table-cell office:value-type="float" office:value="2740" table:style-name="ce1">
            <text:p>2740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el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string" table:style-name="ce2">
            <text:p>03.04.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èle</text:p>
          </table:table-cell>
          <table:table-cell table:number-columns-repeated="2" table:style-name="ce1"/>
          <table:table-cell office:value-type="float" office:value="1040" table:style-name="ce1">
            <text:p>1040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eli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rian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rian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rien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79" table:style-name="ce1">
            <text:p>19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rien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87" table:style-name="ce1">
            <text:p>19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rien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string" table:style-name="ce2">
            <text:p>22.03.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fra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ath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athe</text:p>
          </table:table-cell>
          <table:table-cell table:number-columns-repeated="2" table:style-name="ce1"/>
          <table:table-cell office:value-type="float" office:value="1470" table:style-name="ce1">
            <text:p>1470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nès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nè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ain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57" table:style-name="ce1">
            <text:p>19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ain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string" table:style-name="ce2">
            <text:p>3.9.19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ain</text:p>
          </table:table-cell>
          <table:table-cell table:number-columns-repeated="2" table:style-name="ce1"/>
          <table:table-cell office:value-type="float" office:value="1302" table:style-name="ce1">
            <text:p>1302</text:p>
          </table:table-cell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ain</text:p>
          </table:table-cell>
          <table:table-cell table:number-columns-repeated="2" table:style-name="ce1"/>
          <table:table-cell office:value-type="float" office:value="1869" table:style-name="ce1">
            <text:p>1869</text:p>
          </table:table-cell>
          <table:table-cell office:value-type="string" table:style-name="ce1">
            <text:p>05/12/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jandr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na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ssandra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string" table:style-name="ce2">
            <text:p>27.05.1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ssandro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ssi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ssia</text:p>
          </table:table-cell>
          <table:table-cell table:number-columns-repeated="2" table:style-name="ce1"/>
          <table:table-cell office:value-type="float" office:value="1197" table:style-name="ce1">
            <text:p>1197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ss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essio</text:p>
          </table:table-cell>
          <table:table-cell table:number-columns-repeated="2" table:style-name="ce1"/>
          <table:table-cell office:value-type="float" office:value="1147" table:style-name="ce1">
            <text:p>1147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andr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andra</text:p>
          </table:table-cell>
          <table:table-cell table:number-columns-repeated="2" table:style-name="ce1"/>
          <table:table-cell office:value-type="float" office:value="1206" table:style-name="ce1">
            <text:p>1206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andra</text:p>
          </table:table-cell>
          <table:table-cell table:number-columns-repeated="2" table:style-name="ce1"/>
          <table:table-cell office:value-type="float" office:value="1260" table:style-name="ce1">
            <text:p>1260</text:p>
          </table:table-cell>
          <table:table-cell office:value-type="float" office:value="1986" table:style-name="ce1">
            <text:p>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andra</text:p>
          </table:table-cell>
          <table:table-cell table:number-columns-repeated="2" table:style-name="ce1"/>
          <table:table-cell office:value-type="float" office:value="3007" table:style-name="ce1">
            <text:p>3007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andr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andre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string" table:style-name="ce2">
            <text:p>17.06.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andre</text:p>
          </table:table-cell>
          <table:table-cell table:number-columns-repeated="2" table:style-name="ce1"/>
          <table:table-cell office:value-type="float" office:value="1038" table:style-name="ce1">
            <text:p>1038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andre</text:p>
          </table:table-cell>
          <table:table-cell table:number-columns-repeated="2" table:style-name="ce1"/>
          <table:table-cell office:value-type="float" office:value="1055" table:style-name="ce1">
            <text:p>1055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andre</text:p>
          </table:table-cell>
          <table:table-cell table:number-columns-repeated="2" table:style-name="ce1"/>
          <table:table-cell office:value-type="float" office:value="1205" table:style-name="ce1">
            <text:p>1205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andre</text:p>
          </table:table-cell>
          <table:table-cell table:number-columns-repeated="2" table:style-name="ce1"/>
          <table:table-cell office:value-type="float" office:value="1232" table:style-name="ce1">
            <text:p>1232</text:p>
          </table:table-cell>
          <table:table-cell office:value-type="float" office:value="2005" table:style-name="ce1">
            <text:p>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andre</text:p>
          </table:table-cell>
          <table:table-cell table:number-columns-repeated="2" table:style-name="ce1"/>
          <table:table-cell office:value-type="float" office:value="1964" table:style-name="ce1">
            <text:p>1964</text:p>
          </table:table-cell>
          <table:table-cell office:value-type="string" table:style-name="ce2">
            <text:p>16.02.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andre</text:p>
          </table:table-cell>
          <table:table-cell table:number-columns-repeated="3" table:style-name="ce1"/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AND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exe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float" office:value="1982" table:style-name="ce1">
            <text:p>19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i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string" table:style-name="ce2">
            <text:p>19.12.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i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ia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is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1">
            <text:p>17 06 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is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is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is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is</text:p>
          </table:table-cell>
          <table:table-cell table:number-columns-repeated="2" table:style-name="ce1"/>
          <table:table-cell office:value-type="float" office:value="2828" table:style-name="ce1">
            <text:p>2828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c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2008" table:style-name="ce1">
            <text:p>2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ce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ce</text:p>
          </table:table-cell>
          <table:table-cell table:number-columns-repeated="2" table:style-name="ce1"/>
          <table:table-cell office:value-type="float" office:value="1700" table:style-name="ce1">
            <text:p>1700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ce Deny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énor</text:p>
          </table:table-cell>
          <table:table-cell table:number-columns-repeated="2" table:style-name="ce1"/>
          <table:table-cell office:value-type="float" office:value="1095" table:style-name="ce1">
            <text:p>1095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ne</text:p>
          </table:table-cell>
          <table:table-cell table:number-columns-repeated="2" table:style-name="ce1"/>
          <table:table-cell office:value-type="float" office:value="3968" table:style-name="ce1">
            <text:p>3968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x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string" table:style-name="ce2">
            <text:p>21.01.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zée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l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thea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string" table:style-name="ce2">
            <text:p>10.04.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Álvaro</text:p>
          </table:table-cell>
          <table:table-cell table:number-columns-repeated="2" table:style-name="ce1"/>
          <table:table-cell office:value-type="float" office:value="1095" table:style-name="ce1">
            <text:p>1095</text:p>
          </table:table-cell>
          <table:table-cell office:value-type="string" table:style-name="ce2">
            <text:p>06.05.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aël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float" office:value="2009" table:style-name="ce1">
            <text:p>20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al</text:p>
          </table:table-cell>
          <table:table-cell table:number-columns-repeated="2" table:style-name="ce1"/>
          <table:table-cell office:value-type="string" table:style-name="ce1">
            <text:p>1010 Lausanne</text:p>
          </table:table-cell>
          <table:table-cell office:value-type="string" table:style-name="ce2">
            <text:p>22.01.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andin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86" table:style-name="ce1">
            <text:p>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andine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string" table:style-name="ce1">
            <text:p>19/10/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andine</text:p>
          </table:table-cell>
          <table:table-cell table:number-columns-repeated="2" table:style-name="ce1"/>
          <table:table-cell office:value-type="float" office:value="2000" table:style-name="ce1">
            <text:p>2000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br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elia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2007" table:style-name="ce1">
            <text:p>20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elia</text:p>
          </table:table-cell>
          <table:table-cell table:number-columns-repeated="2" table:style-name="ce1"/>
          <table:table-cell office:value-type="float" office:value="1802" table:style-name="ce1">
            <text:p>1802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elie</text:p>
          </table:table-cell>
          <table:table-cell table:number-columns-repeated="2" table:style-name="ce1"/>
          <table:table-cell office:value-type="float" office:value="1027" table:style-name="ce1">
            <text:p>1027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elie</text:p>
          </table:table-cell>
          <table:table-cell table:number-columns-repeated="2" table:style-name="ce1"/>
          <table:table-cell office:value-type="float" office:value="1095" table:style-name="ce1">
            <text:p>1095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éli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éli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élie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in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86" table:style-name="ce1">
            <text:p>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inata</text:p>
          </table:table-cell>
          <table:table-cell table:number-columns-repeated="2" table:style-name="ce1"/>
          <table:table-cell office:value-type="float" office:value="1219" table:style-name="ce1">
            <text:p>1219</text:p>
          </table:table-cell>
          <table:table-cell office:value-type="string" table:style-name="ce2">
            <text:p>05.12.19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ine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2005" table:style-name="ce1">
            <text:p>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ine</text:p>
          </table:table-cell>
          <table:table-cell table:number-columns-repeated="2" table:style-name="ce1"/>
          <table:table-cell office:value-type="float" office:value="1084" table:style-name="ce1">
            <text:p>1084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ir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y</text:p>
          </table:table-cell>
          <table:table-cell table:number-columns-repeated="2" table:style-name="ce1"/>
          <table:table-cell office:value-type="float" office:value="1023" table:style-name="ce1">
            <text:p>1023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60" table:style-name="ce1">
            <text:p>19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string" table:style-name="ce2">
            <text:p>09.07.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string" table:style-name="ce1">
            <text:p>02/07/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ëll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ëlle</text:p>
          </table:table-cell>
          <table:table-cell table:number-columns-repeated="2" table:style-name="ce1"/>
          <table:table-cell office:value-type="float" office:value="1807" table:style-name="ce1">
            <text:p>1807</text:p>
          </table:table-cell>
          <table:table-cell office:value-type="string" table:style-name="ce2">
            <text:p>23.08.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ïa</text:p>
          </table:table-cell>
          <table:table-cell table:number-columns-repeated="2" table:style-name="ce1"/>
          <table:table-cell office:value-type="float" office:value="1180" table:style-name="ce1">
            <text:p>1180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ïs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ïs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86" table:style-name="ce1">
            <text:p>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ïs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ïs</text:p>
          </table:table-cell>
          <table:table-cell table:number-columns-repeated="2" table:style-name="ce1"/>
          <table:table-cell office:value-type="float" office:value="1227" table:style-name="ce1">
            <text:p>1227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ïs</text:p>
          </table:table-cell>
          <table:table-cell table:number-columns-repeated="2" table:style-name="ce1"/>
          <table:table-cell office:value-type="float" office:value="1260" table:style-name="ce1">
            <text:p>1260</text:p>
          </table:table-cell>
          <table:table-cell office:value-type="string" table:style-name="ce2">
            <text:p>12.05.2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nya</text:p>
          </table:table-cell>
          <table:table-cell table:number-columns-repeated="2" table:style-name="ce1"/>
          <table:table-cell office:value-type="float" office:value="37083" table:style-name="ce1">
            <text:p>37083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stasia</text:p>
          </table:table-cell>
          <table:table-cell table:number-columns-repeated="2" table:style-name="ce1"/>
          <table:table-cell office:value-type="float" office:value="1134" table:style-name="ce1">
            <text:p>1134</text:p>
          </table:table-cell>
          <table:table-cell office:value-type="string" table:style-name="ce2">
            <text:p>01.02.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dre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drea</text:p>
          </table:table-cell>
          <table:table-cell table:number-columns-repeated="2" table:style-name="ce1"/>
          <table:table-cell office:value-type="float" office:value="1253" table:style-name="ce1">
            <text:p>1253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dreas</text:p>
          </table:table-cell>
          <table:table-cell table:number-columns-repeated="2" table:style-name="ce1"/>
          <table:table-cell office:value-type="float" office:value="2502" table:style-name="ce1">
            <text:p>2502</text:p>
          </table:table-cell>
          <table:table-cell office:value-type="string" table:style-name="ce2">
            <text:p>13.05.19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dree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dreia</text:p>
          </table:table-cell>
          <table:table-cell table:number-columns-repeated="2" table:style-name="ce1"/>
          <table:table-cell office:value-type="float" office:value="1860" table:style-name="ce1">
            <text:p>1860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drew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1982" table:style-name="ce1">
            <text:p>19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es</text:p>
          </table:table-cell>
          <table:table-cell table:number-columns-repeated="2" table:style-name="ce1"/>
          <table:table-cell office:value-type="float" office:value="1206" table:style-name="ce1">
            <text:p>1206</text:p>
          </table:table-cell>
          <table:table-cell office:value-type="float" office:value="23042001" table:style-name="ce1">
            <text:p>2304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gela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string" table:style-name="ce2">
            <text:p>01.09.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gela</text:p>
          </table:table-cell>
          <table:table-cell table:number-columns-repeated="2" table:style-name="ce1"/>
          <table:table-cell office:value-type="float" office:value="1299" table:style-name="ce1">
            <text:p>1299</text:p>
          </table:table-cell>
          <table:table-cell office:value-type="string" table:style-name="ce2">
            <text:p>06.08.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géliqu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gélique</text:p>
          </table:table-cell>
          <table:table-cell table:number-columns-repeated="2" table:style-name="ce1"/>
          <table:table-cell office:value-type="float" office:value="1201" table:style-name="ce1">
            <text:p>1201</text:p>
          </table:table-cell>
          <table:table-cell office:value-type="string" table:style-name="ce2">
            <text:p>09.09.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gie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79" table:style-name="ce1">
            <text:p>19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i</text:p>
          </table:table-cell>
          <table:table-cell table:number-columns-repeated="2" table:style-name="ce1"/>
          <table:table-cell office:value-type="float" office:value="1205" table:style-name="ce1">
            <text:p>1205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i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string" table:style-name="ce2">
            <text:p>27.06.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is</text:p>
          </table:table-cell>
          <table:table-cell table:number-columns-repeated="2" table:style-name="ce1"/>
          <table:table-cell office:value-type="float" office:value="1290" table:style-name="ce1">
            <text:p>1290</text:p>
          </table:table-cell>
          <table:table-cell office:value-type="string" table:style-name="ce2">
            <text:p>29.01.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a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a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2">
            <text:p>17.03.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03.08.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a</text:p>
          </table:table-cell>
          <table:table-cell table:number-columns-repeated="2" table:style-name="ce1"/>
          <table:table-cell office:value-type="float" office:value="1210" table:style-name="ce1">
            <text:p>1210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a</text:p>
          </table:table-cell>
          <table:table-cell table:number-columns-repeated="2" table:style-name="ce1"/>
          <table:table-cell office:value-type="float" office:value="1468" table:style-name="ce1">
            <text:p>1468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a</text:p>
          </table:table-cell>
          <table:table-cell table:number-columns-repeated="2" table:style-name="ce1"/>
          <table:table-cell office:value-type="float" office:value="1700" table:style-name="ce1">
            <text:p>1700</text:p>
          </table:table-cell>
          <table:table-cell office:value-type="string" table:style-name="ce2">
            <text:p>23.08.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a-Monica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86" table:style-name="ce1">
            <text:p>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58" table:style-name="ce1">
            <text:p>19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1052" table:style-name="ce1">
            <text:p>1052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1470" table:style-name="ce1">
            <text:p>1470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1673" table:style-name="ce1">
            <text:p>1673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e</text:p>
          </table:table-cell>
          <table:table-cell table:number-columns-repeated="2" table:style-name="ce1"/>
          <table:table-cell office:value-type="float" office:value="3974" table:style-name="ce1">
            <text:p>3974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e Marie</text:p>
          </table:table-cell>
          <table:table-cell table:number-columns-repeated="2" table:style-name="ce1"/>
          <table:table-cell office:value-type="float" office:value="1170" table:style-name="ce1">
            <text:p>1170</text:p>
          </table:table-cell>
          <table:table-cell office:value-type="string" table:style-name="ce2">
            <text:p>21.12.19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e-Claude</text:p>
          </table:table-cell>
          <table:table-cell table:number-columns-repeated="2" table:style-name="ce1"/>
          <table:table-cell office:value-type="string" table:style-name="ce1">
            <text:p>1030 Bussigny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e-France</text:p>
          </table:table-cell>
          <table:table-cell table:number-columns-repeated="2" table:style-name="ce1"/>
          <table:table-cell office:value-type="float" office:value="1135" table:style-name="ce1">
            <text:p>1135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e-Françoise</text:p>
          </table:table-cell>
          <table:table-cell table:number-columns-repeated="2" table:style-name="ce1"/>
          <table:table-cell office:value-type="float" office:value="1996" table:style-name="ce1">
            <text:p>1996</text:p>
          </table:table-cell>
          <table:table-cell office:value-type="float" office:value="1956" table:style-name="ce1">
            <text:p>19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e-Lis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e-Sophie</text:p>
          </table:table-cell>
          <table:table-cell table:number-columns-repeated="2" table:style-name="ce1"/>
          <table:table-cell office:value-type="float" office:value="1273" table:style-name="ce1">
            <text:p>1273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ick</text:p>
          </table:table-cell>
          <table:table-cell table:number-columns-repeated="2" table:style-name="ce1"/>
          <table:table-cell office:value-type="float" office:value="1037" table:style-name="ce1">
            <text:p>1037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ouchka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65" table:style-name="ce1">
            <text:p>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ouk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ouk</text:p>
          </table:table-cell>
          <table:table-cell table:number-columns-repeated="2" table:style-name="ce1"/>
          <table:table-cell office:value-type="float" office:value="1209" table:style-name="ce1">
            <text:p>1209</text:p>
          </table:table-cell>
          <table:table-cell office:value-type="string" table:style-name="ce2">
            <text:p>27.03.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thony</text:p>
          </table:table-cell>
          <table:table-cell table:number-columns-repeated="2" table:style-name="ce1"/>
          <table:table-cell office:value-type="float" office:value="1196" table:style-name="ce1">
            <text:p>1196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toi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toin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toine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tonin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tonio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ubhut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polline</text:p>
          </table:table-cell>
          <table:table-cell table:number-columns-repeated="2" table:style-name="ce1"/>
          <table:table-cell office:value-type="float" office:value="1205" table:style-name="ce1">
            <text:p>1205</text:p>
          </table:table-cell>
          <table:table-cell office:value-type="string" table:style-name="ce2">
            <text:p>28.06.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iana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iane</text:p>
          </table:table-cell>
          <table:table-cell table:number-columns-repeated="2" table:style-name="ce1"/>
          <table:table-cell office:value-type="float" office:value="1044" table:style-name="ce1">
            <text:p>1044</text:p>
          </table:table-cell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iane</text:p>
          </table:table-cell>
          <table:table-cell table:number-columns-repeated="2" table:style-name="ce1"/>
          <table:table-cell office:value-type="float" office:value="1128" table:style-name="ce1">
            <text:p>1128</text:p>
          </table:table-cell>
          <table:table-cell office:value-type="float" office:value="1959" table:style-name="ce1">
            <text:p>19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iane</text:p>
          </table:table-cell>
          <table:table-cell table:number-columns-repeated="2" table:style-name="ce1"/>
          <table:table-cell office:value-type="float" office:value="1610" table:style-name="ce1">
            <text:p>1610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iele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in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ina</text:p>
          </table:table-cell>
          <table:table-cell table:number-columns-repeated="2" table:style-name="ce1"/>
          <table:table-cell office:value-type="float" office:value="1209" table:style-name="ce1">
            <text:p>1209</text:p>
          </table:table-cell>
          <table:table-cell office:value-type="string" table:style-name="ce2">
            <text:p>23.06.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lind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naud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2">
            <text:p>27.05.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naud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no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thaud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2005" table:style-name="ce1">
            <text:p>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thur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thur</text:p>
          </table:table-cell>
          <table:table-cell table:number-columns-repeated="2" table:style-name="ce1"/>
          <table:table-cell office:value-type="float" office:value="1046" table:style-name="ce1">
            <text:p>1046</text:p>
          </table:table-cell>
          <table:table-cell office:value-type="string" table:style-name="ce2">
            <text:p>10.05.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thur</text:p>
          </table:table-cell>
          <table:table-cell table:number-columns-repeated="2" table:style-name="ce1"/>
          <table:table-cell office:value-type="float" office:value="1201" table:style-name="ce1">
            <text:p>120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thur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string" table:style-name="ce1">
            <text:p>01/01/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shvin</text:p>
          </table:table-cell>
          <table:table-cell table:number-columns-repeated="2" table:style-name="ce1"/>
          <table:table-cell office:value-type="float" office:value="1373" table:style-name="ce1">
            <text:p>1373</text:p>
          </table:table-cell>
          <table:table-cell office:value-type="string" table:style-name="ce2">
            <text:p>10.09.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thanasios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d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udrey</text:p>
          </table:table-cell>
          <table:table-cell table:number-columns-repeated="2" table:style-name="ce1"/>
          <table:table-cell office:value-type="float" office:value="1027" table:style-name="ce1">
            <text:p>1027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drey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drey</text:p>
          </table:table-cell>
          <table:table-cell table:number-columns-repeated="2" table:style-name="ce1"/>
          <table:table-cell office:value-type="float" office:value="1804" table:style-name="ce1">
            <text:p>1804</text:p>
          </table:table-cell>
          <table:table-cell office:value-type="string" table:style-name="ce2">
            <text:p>11.06.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rèle</text:p>
          </table:table-cell>
          <table:table-cell table:number-columns-repeated="2" table:style-name="ce1"/>
          <table:table-cell office:value-type="float" office:value="1023" table:style-name="ce1">
            <text:p>1023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rèle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relia</text:p>
          </table:table-cell>
          <table:table-cell table:number-columns-repeated="2" table:style-name="ce1"/>
          <table:table-cell office:value-type="float" office:value="1623" table:style-name="ce1">
            <text:p>1623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réli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7" table:style-name="ce1">
            <text:p>19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réli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rélie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rélie</text:p>
          </table:table-cell>
          <table:table-cell table:number-columns-repeated="2" table:style-name="ce1"/>
          <table:table-cell office:value-type="float" office:value="1473" table:style-name="ce1">
            <text:p>1473</text:p>
          </table:table-cell>
          <table:table-cell office:value-type="float" office:value="1981" table:style-name="ce1">
            <text:p>19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rélie</text:p>
          </table:table-cell>
          <table:table-cell table:number-columns-repeated="2" table:style-name="ce1"/>
          <table:table-cell office:value-type="float" office:value="2710" table:style-name="ce1">
            <text:p>2710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rélien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rélien</text:p>
          </table:table-cell>
          <table:table-cell table:number-columns-repeated="2" table:style-name="ce1"/>
          <table:table-cell office:value-type="float" office:value="1296" table:style-name="ce1">
            <text:p>1296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rian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rore</text:p>
          </table:table-cell>
          <table:table-cell table:number-columns-repeated="2" table:style-name="ce1"/>
          <table:table-cell office:value-type="float" office:value="1040" table:style-name="ce1">
            <text:p>1040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vril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ktash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1981" table:style-name="ce1">
            <text:p>19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ptist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ptiste</text:p>
          </table:table-cell>
          <table:table-cell table:number-columns-repeated="2" table:style-name="ce1"/>
          <table:table-cell office:value-type="float" office:value="1040" table:style-name="ce1">
            <text:p>1040</text:p>
          </table:table-cell>
          <table:table-cell office:value-type="string" table:style-name="ce2">
            <text:p>11.03.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ptiste</text:p>
          </table:table-cell>
          <table:table-cell table:number-columns-repeated="2" table:style-name="ce1"/>
          <table:table-cell office:value-type="float" office:value="1860" table:style-name="ce1">
            <text:p>1860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rbara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stien</text:p>
          </table:table-cell>
          <table:table-cell table:number-columns-repeated="2" table:style-name="ce1"/>
          <table:table-cell office:value-type="float" office:value="1073" table:style-name="ce1">
            <text:p>1073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stien</text:p>
          </table:table-cell>
          <table:table-cell table:number-columns-repeated="2" table:style-name="ce1"/>
          <table:table-cell office:value-type="float" office:value="1096" table:style-name="ce1">
            <text:p>1096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stien</text:p>
          </table:table-cell>
          <table:table-cell table:number-columns-repeated="2" table:style-name="ce1"/>
          <table:table-cell office:value-type="float" office:value="2523" table:style-name="ce1">
            <text:p>2523</text:p>
          </table:table-cell>
          <table:table-cell office:value-type="string" table:style-name="ce2">
            <text:p>07.04.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atrice</text:p>
          </table:table-cell>
          <table:table-cell table:number-columns-repeated="2" table:style-name="ce1"/>
          <table:table-cell office:value-type="float" office:value="1092" table:style-name="ce1">
            <text:p>1092</text:p>
          </table:table-cell>
          <table:table-cell office:value-type="float" office:value="2009" table:style-name="ce1">
            <text:p>20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éatrice</text:p>
          </table:table-cell>
          <table:table-cell table:number-columns-repeated="2" table:style-name="ce1"/>
          <table:table-cell office:value-type="float" office:value="1028" table:style-name="ce1">
            <text:p>1028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éatrice</text:p>
          </table:table-cell>
          <table:table-cell table:number-columns-repeated="2" table:style-name="ce1"/>
          <table:table-cell office:value-type="float" office:value="1185" table:style-name="ce1">
            <text:p>1185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éatrice</text:p>
          </table:table-cell>
          <table:table-cell table:number-columns-repeated="2" table:style-name="ce1"/>
          <table:table-cell office:value-type="float" office:value="1201" table:style-name="ce1">
            <text:p>1201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atriz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énédict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njamin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njamin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njamin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nno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noit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RENGERE</text:p>
          </table:table-cell>
          <table:table-cell table:number-columns-repeated="3" table:style-name="ce1"/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RENGERE ASTRID MADELEINE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érénice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rtrand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rtrand</text:p>
          </table:table-cell>
          <table:table-cell table:number-columns-repeated="2" table:style-name="ce1"/>
          <table:table-cell office:value-type="float" office:value="1077" table:style-name="ce1">
            <text:p>1077</text:p>
          </table:table-cell>
          <table:table-cell office:value-type="float" office:value="1959" table:style-name="ce1">
            <text:p>19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ttina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2">
            <text:p>26.08.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ianca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ilal</text:p>
          </table:table-cell>
          <table:table-cell table:number-columns-repeated="2" table:style-name="ce1"/>
          <table:table-cell office:value-type="float" office:value="1070" table:style-name="ce1">
            <text:p>1070</text:p>
          </table:table-cell>
          <table:table-cell office:value-type="float" office:value="2008" table:style-name="ce1">
            <text:p>2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inyam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lanch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gdan</text:p>
          </table:table-cell>
          <table:table-cell table:number-columns-repeated="2" table:style-name="ce1"/>
          <table:table-cell office:value-type="float" office:value="1088" table:style-name="ce1">
            <text:p>1088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lliger</text:p>
          </table:table-cell>
          <table:table-cell table:number-columns-repeated="2" table:style-name="ce1"/>
          <table:table-cell office:value-type="float" office:value="3007" table:style-name="ce1">
            <text:p>3007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ris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ris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85" table:style-name="ce1">
            <text:p>19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ris</text:p>
          </table:table-cell>
          <table:table-cell table:number-columns-repeated="2" table:style-name="ce1"/>
          <table:table-cell office:value-type="float" office:value="1293" table:style-name="ce1">
            <text:p>1293</text:p>
          </table:table-cell>
          <table:table-cell office:value-type="float" office:value="1965" table:style-name="ce1">
            <text:p>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andon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13.04.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endan</text:p>
          </table:table-cell>
          <table:table-cell table:number-columns-repeated="2" table:style-name="ce1"/>
          <table:table-cell office:value-type="float" office:value="11105" table:style-name="ce1">
            <text:p>11105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ian</text:p>
          </table:table-cell>
          <table:table-cell table:number-columns-repeated="2" table:style-name="ce1"/>
          <table:table-cell office:value-type="float" office:value="1196" table:style-name="ce1">
            <text:p>1196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ic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ieuc</text:p>
          </table:table-cell>
          <table:table-cell table:number-columns-repeated="2" table:style-name="ce1"/>
          <table:table-cell office:value-type="float" office:value="38000" table:style-name="ce1">
            <text:p>38000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igitte</text:p>
          </table:table-cell>
          <table:table-cell table:number-columns-repeated="3" table:style-name="ce1"/>
          <table:table-cell office:value-type="float" office:value="1965" table:style-name="ce1">
            <text:p>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ooke</text:p>
          </table:table-cell>
          <table:table-cell table:number-columns-repeated="2" table:style-name="ce1"/>
          <table:table-cell office:value-type="float" office:value="94941" table:style-name="ce1">
            <text:p>94941</text:p>
          </table:table-cell>
          <table:table-cell office:value-type="string" table:style-name="ce1">
            <text:p>05/02/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uno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uno</text:p>
          </table:table-cell>
          <table:table-cell table:number-columns-repeated="2" table:style-name="ce1"/>
          <table:table-cell office:value-type="float" office:value="1141" table:style-name="ce1">
            <text:p>1141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uno</text:p>
          </table:table-cell>
          <table:table-cell table:number-columns-repeated="2" table:style-name="ce1"/>
          <table:table-cell office:value-type="float" office:value="1220" table:style-name="ce1">
            <text:p>1220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uno</text:p>
          </table:table-cell>
          <table:table-cell table:number-columns-repeated="3" table:style-name="ce1"/>
          <table:table-cell office:value-type="float" office:value="1951" table:style-name="ce1">
            <text:p>19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yan</text:p>
          </table:table-cell>
          <table:table-cell table:number-columns-repeated="2" table:style-name="ce1"/>
          <table:table-cell office:value-type="float" office:value="1347" table:style-name="ce1">
            <text:p>1347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milla</text:p>
          </table:table-cell>
          <table:table-cell table:number-columns-repeated="2" table:style-name="ce1"/>
          <table:table-cell office:value-type="float" office:value="1094" table:style-name="ce1">
            <text:p>1094</text:p>
          </table:table-cell>
          <table:table-cell office:value-type="float" office:value="1962" table:style-name="ce1">
            <text:p>19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mill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mill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2008" table:style-name="ce1">
            <text:p>2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mille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mille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string" table:style-name="ce2">
            <text:p>12.05.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mille</text:p>
          </table:table-cell>
          <table:table-cell table:number-columns-repeated="2" table:style-name="ce1"/>
          <table:table-cell office:value-type="float" office:value="1241" table:style-name="ce1">
            <text:p>1241</text:p>
          </table:table-cell>
          <table:table-cell office:value-type="string" table:style-name="ce2">
            <text:p>18.06.19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nsu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ine</text:p>
          </table:table-cell>
          <table:table-cell table:number-columns-repeated="2" table:style-name="ce1"/>
          <table:table-cell office:value-type="float" office:value="1205" table:style-name="ce1">
            <text:p>1205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l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1">
            <text:p>21/06/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la</text:p>
          </table:table-cell>
          <table:table-cell table:number-columns-repeated="2" table:style-name="ce1"/>
          <table:table-cell office:value-type="float" office:value="1026" table:style-name="ce1">
            <text:p>1026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los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los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lotta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string" table:style-name="ce2">
            <text:p>30.12.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ol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string" table:style-name="ce2">
            <text:p>16.09.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olina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82" table:style-name="ce1">
            <text:p>19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olina</text:p>
          </table:table-cell>
          <table:table-cell table:number-columns-repeated="2" table:style-name="ce1"/>
          <table:table-cell office:value-type="float" office:value="1630" table:style-name="ce1">
            <text:p>1630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6" table:style-name="ce1">
            <text:p>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string" table:style-name="ce2">
            <text:p>11.07.19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1063" table:style-name="ce1">
            <text:p>1063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oline</text:p>
          </table:table-cell>
          <table:table-cell table:number-columns-repeated="2" table:style-name="ce1"/>
          <table:table-cell office:value-type="float" office:value="74350" table:style-name="ce1">
            <text:p>74350</text:p>
          </table:table-cell>
          <table:table-cell office:value-type="string" table:style-name="ce1">
            <text:p>12/05/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ssandr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ssandre</text:p>
          </table:table-cell>
          <table:table-cell table:number-columns-repeated="2" table:style-name="ce1"/>
          <table:table-cell office:value-type="float" office:value="1095" table:style-name="ce1">
            <text:p>1095</text:p>
          </table:table-cell>
          <table:table-cell office:value-type="float" office:value="2005" table:style-name="ce1">
            <text:p>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alin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86" table:style-name="ce1">
            <text:p>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arina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46" table:style-name="ce1">
            <text:p>19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85" table:style-name="ce1">
            <text:p>19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string" table:style-name="ce2">
            <text:p>30.04.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54" table:style-name="ce1">
            <text:p>19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1112" table:style-name="ce1">
            <text:p>1112</text:p>
          </table:table-cell>
          <table:table-cell office:value-type="string" table:style-name="ce2">
            <text:p>10.04.19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1227" table:style-name="ce1">
            <text:p>1227</text:p>
          </table:table-cell>
          <table:table-cell office:value-type="float" office:value="1968" table:style-name="ce1">
            <text:p>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1279" table:style-name="ce1">
            <text:p>1279</text:p>
          </table:table-cell>
          <table:table-cell office:value-type="float" office:value="1948" table:style-name="ce1">
            <text:p>19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1807" table:style-name="ce1">
            <text:p>1807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3" table:style-name="ce1"/>
          <table:table-cell office:value-type="float" office:value="1959" table:style-name="ce1">
            <text:p>19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herine</text:p>
          </table:table-cell>
          <table:table-cell table:number-columns-repeated="3" table:style-name="ce1"/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écile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string" table:style-name="ce2">
            <text:p>17.07.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écile</text:p>
          </table:table-cell>
          <table:table-cell table:number-columns-repeated="2" table:style-name="ce1"/>
          <table:table-cell office:value-type="float" office:value="1095" table:style-name="ce1">
            <text:p>1095</text:p>
          </table:table-cell>
          <table:table-cell office:value-type="float" office:value="1965" table:style-name="ce1">
            <text:p>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écile</text:p>
          </table:table-cell>
          <table:table-cell table:number-columns-repeated="2" table:style-name="ce1"/>
          <table:table-cell office:value-type="float" office:value="1206" table:style-name="ce1">
            <text:p>1206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écile</text:p>
          </table:table-cell>
          <table:table-cell table:number-columns-repeated="3" table:style-name="ce1"/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cilia</text:p>
          </table:table-cell>
          <table:table-cell table:number-columns-repeated="2" table:style-name="ce1"/>
          <table:table-cell office:value-type="float" office:value="1028" table:style-name="ce1">
            <text:p>1028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écili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82" table:style-name="ce1">
            <text:p>19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dric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dric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édric</text:p>
          </table:table-cell>
          <table:table-cell table:number-columns-repeated="2" table:style-name="ce1"/>
          <table:table-cell office:value-type="float" office:value="1616" table:style-name="ce1">
            <text:p>1616</text:p>
          </table:table-cell>
          <table:table-cell office:value-type="float" office:value="1979" table:style-name="ce1">
            <text:p>19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élestin</text:p>
          </table:table-cell>
          <table:table-cell table:number-columns-repeated="2" table:style-name="ce1"/>
          <table:table-cell office:value-type="float" office:value="1315" table:style-name="ce1">
            <text:p>1315</text:p>
          </table:table-cell>
          <table:table-cell office:value-type="float" office:value="2010" table:style-name="ce1">
            <text:p>20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élesti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lia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1987" table:style-name="ce1">
            <text:p>19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élia</text:p>
          </table:table-cell>
          <table:table-cell table:number-columns-repeated="2" table:style-name="ce1"/>
          <table:table-cell office:value-type="float" office:value="1053" table:style-name="ce1">
            <text:p>1053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él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elin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line</text:p>
          </table:table-cell>
          <table:table-cell table:number-columns-repeated="2" table:style-name="ce1"/>
          <table:table-cell office:value-type="float" office:value="1026" table:style-name="ce1">
            <text:p>1026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élin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élin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éline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éline</text:p>
          </table:table-cell>
          <table:table-cell table:number-columns-repeated="2" table:style-name="ce1"/>
          <table:table-cell office:value-type="float" office:value="1203" table:style-name="ce1">
            <text:p>1203</text:p>
          </table:table-cell>
          <table:table-cell office:value-type="string" table:style-name="ce2">
            <text:p>29.12.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ris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2011" table:style-name="ce1">
            <text:p>20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sar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ntal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62" table:style-name="ce1">
            <text:p>19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ntal</text:p>
          </table:table-cell>
          <table:table-cell table:number-columns-repeated="2" table:style-name="ce1"/>
          <table:table-cell office:value-type="float" office:value="1095" table:style-name="ce1">
            <text:p>1095</text:p>
          </table:table-cell>
          <table:table-cell office:value-type="float" office:value="1962" table:style-name="ce1">
            <text:p>19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ntal</text:p>
          </table:table-cell>
          <table:table-cell table:number-columns-repeated="2" table:style-name="ce1"/>
          <table:table-cell office:value-type="float" office:value="1815" table:style-name="ce1">
            <text:p>1815</text:p>
          </table:table-cell>
          <table:table-cell office:value-type="float" office:value="1960" table:style-name="ce1">
            <text:p>19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rles</text:p>
          </table:table-cell>
          <table:table-cell table:number-columns-repeated="2" table:style-name="ce1"/>
          <table:table-cell office:value-type="float" office:value="6052" table:style-name="ce1">
            <text:p>6052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rles-Nelson</text:p>
          </table:table-cell>
          <table:table-cell table:number-columns-repeated="2" table:style-name="ce1"/>
          <table:table-cell office:value-type="float" office:value="2000" table:style-name="ce1">
            <text:p>2000</text:p>
          </table:table-cell>
          <table:table-cell office:value-type="string" table:style-name="ce2">
            <text:p>29.06.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rlott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rlotte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string" table:style-name="ce2">
            <text:p>25.02.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rlotte</text:p>
          </table:table-cell>
          <table:table-cell table:number-columns-repeated="2" table:style-name="ce1"/>
          <table:table-cell office:value-type="float" office:value="2504" table:style-name="ce1">
            <text:p>2504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rlyne</text:p>
          </table:table-cell>
          <table:table-cell table:number-columns-repeated="2" table:style-name="ce1"/>
          <table:table-cell office:value-type="float" office:value="1815" table:style-name="ce1">
            <text:p>1815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iar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string" table:style-name="ce2">
            <text:p>11.04.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loe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float" office:value="2009" table:style-name="ce1">
            <text:p>20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loé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string" table:style-name="ce2">
            <text:p>23.07.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loé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loé</text:p>
          </table:table-cell>
          <table:table-cell table:number-columns-repeated="2" table:style-name="ce1"/>
          <table:table-cell office:value-type="float" office:value="1088" table:style-name="ce1">
            <text:p>1088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loé</text:p>
          </table:table-cell>
          <table:table-cell table:number-columns-repeated="2" table:style-name="ce1"/>
          <table:table-cell office:value-type="float" office:value="1912" table:style-name="ce1">
            <text:p>1912</text:p>
          </table:table-cell>
          <table:table-cell office:value-type="string" table:style-name="ce2">
            <text:p>15.09.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ell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ian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57" table:style-name="ce1">
            <text:p>19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ian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ian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ian</text:p>
          </table:table-cell>
          <table:table-cell table:number-columns-repeated="2" table:style-name="ce1"/>
          <table:table-cell office:value-type="float" office:value="1092" table:style-name="ce1">
            <text:p>1092</text:p>
          </table:table-cell>
          <table:table-cell office:value-type="float" office:value="1959" table:style-name="ce1">
            <text:p>19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ian</text:p>
          </table:table-cell>
          <table:table-cell table:number-columns-repeated="2" table:style-name="ce1"/>
          <table:table-cell office:value-type="float" office:value="1260" table:style-name="ce1">
            <text:p>1260</text:p>
          </table:table-cell>
          <table:table-cell office:value-type="float" office:value="1960" table:style-name="ce1">
            <text:p>19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iane</text:p>
          </table:table-cell>
          <table:table-cell table:number-columns-repeated="2" table:style-name="ce1"/>
          <table:table-cell office:value-type="float" office:value="1317" table:style-name="ce1">
            <text:p>1317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in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in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i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68" table:style-name="ce1">
            <text:p>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in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51" table:style-name="ce1">
            <text:p>19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in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string" table:style-name="ce2">
            <text:p>03.06.19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ine</text:p>
          </table:table-cell>
          <table:table-cell table:number-columns-repeated="2" table:style-name="ce1"/>
          <table:table-cell office:value-type="float" office:value="1873" table:style-name="ce1">
            <text:p>1873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i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ristoph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2">
            <text:p>08.11.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oph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ophe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string" table:style-name="ce2">
            <text:p>29.04.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ophe</text:p>
          </table:table-cell>
          <table:table-cell table:number-columns-repeated="2" table:style-name="ce1"/>
          <table:table-cell office:value-type="float" office:value="1036" table:style-name="ce1">
            <text:p>1036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ophe</text:p>
          </table:table-cell>
          <table:table-cell table:number-columns-repeated="2" table:style-name="ce1"/>
          <table:table-cell office:value-type="float" office:value="1416" table:style-name="ce1">
            <text:p>1416</text:p>
          </table:table-cell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ophe</text:p>
          </table:table-cell>
          <table:table-cell table:number-columns-repeated="2" table:style-name="ce1"/>
          <table:table-cell office:value-type="float" office:value="4704" table:style-name="ce1">
            <text:p>4704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opher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86" table:style-name="ce1">
            <text:p>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opher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opher</text:p>
          </table:table-cell>
          <table:table-cell table:number-columns-repeated="2" table:style-name="ce1"/>
          <table:table-cell office:value-type="float" office:value="1814" table:style-name="ce1">
            <text:p>1814</text:p>
          </table:table-cell>
          <table:table-cell office:value-type="float" office:value="1986" table:style-name="ce1">
            <text:p>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indy</text:p>
          </table:table-cell>
          <table:table-cell table:number-columns-repeated="2" table:style-name="ce1"/>
          <table:table-cell office:value-type="float" office:value="2000" table:style-name="ce1">
            <text:p>2000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ir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ir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ir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ir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ir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ir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ire</text:p>
          </table:table-cell>
          <table:table-cell table:number-columns-repeated="2" table:style-name="ce1"/>
          <table:table-cell office:value-type="float" office:value="1700" table:style-name="ce1">
            <text:p>1700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Clai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lar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ra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string" table:style-name="ce1">
            <text:p>19/04/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ude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54" table:style-name="ce1">
            <text:p>19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ude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56" table:style-name="ce1">
            <text:p>19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ude</text:p>
          </table:table-cell>
          <table:table-cell table:number-columns-repeated="2" table:style-name="ce1"/>
          <table:table-cell office:value-type="float" office:value="1807" table:style-name="ce1">
            <text:p>1807</text:p>
          </table:table-cell>
          <table:table-cell office:value-type="float" office:value="1954" table:style-name="ce1">
            <text:p>19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udi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string" table:style-name="ce2">
            <text:p>03.07.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udia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udia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float" office:value="1981" table:style-name="ce1">
            <text:p>19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udia</text:p>
          </table:table-cell>
          <table:table-cell table:number-columns-repeated="2" table:style-name="ce1"/>
          <table:table-cell office:value-type="float" office:value="1196" table:style-name="ce1">
            <text:p>1196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udia</text:p>
          </table:table-cell>
          <table:table-cell table:number-columns-repeated="3" table:style-name="ce1"/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udin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44" table:style-name="ce1">
            <text:p>19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emence</text:p>
          </table:table-cell>
          <table:table-cell table:number-columns-repeated="2" table:style-name="ce1"/>
          <table:table-cell office:value-type="float" office:value="1226" table:style-name="ce1">
            <text:p>1226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ément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string" table:style-name="ce2">
            <text:p>17.07.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ément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éo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2007" table:style-name="ce1">
            <text:p>20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otild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ovis</text:p>
          </table:table-cell>
          <table:table-cell table:number-columns-repeated="2" table:style-name="ce1"/>
          <table:table-cell office:value-type="float" office:value="2338" table:style-name="ce1">
            <text:p>2338</text:p>
          </table:table-cell>
          <table:table-cell office:value-type="string" table:style-name="ce2">
            <text:p>24.03.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lin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string" table:style-name="ce2">
            <text:p>12.0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line</text:p>
          </table:table-cell>
          <table:table-cell table:number-columns-repeated="3" table:style-name="ce1"/>
          <table:table-cell office:value-type="float" office:value="23041995" table:style-name="ce1">
            <text:p>2304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n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string" table:style-name="ce2">
            <text:p>25.11.19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ali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entin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1">
            <text:p>25/10/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entin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ina</text:p>
          </table:table-cell>
          <table:table-cell table:number-columns-repeated="3" table:style-name="ce1"/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in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inne</text:p>
          </table:table-cell>
          <table:table-cell table:number-columns-repeated="2" table:style-name="ce1"/>
          <table:table-cell office:value-type="float" office:value="1033" table:style-name="ce1">
            <text:p>1033</text:p>
          </table:table-cell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istina</text:p>
          </table:table-cell>
          <table:table-cell table:number-columns-repeated="2" table:style-name="ce1"/>
          <table:table-cell office:value-type="float" office:value="1093" table:style-name="ce1">
            <text:p>1093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yann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ynthi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ynthia</text:p>
          </table:table-cell>
          <table:table-cell table:number-columns-repeated="2" table:style-name="ce1"/>
          <table:table-cell office:value-type="float" office:value="1820" table:style-name="ce1">
            <text:p>1820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yrill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lya</text:p>
          </table:table-cell>
          <table:table-cell table:number-columns-repeated="2" table:style-name="ce1"/>
          <table:table-cell office:value-type="float" office:value="1217" table:style-name="ce1">
            <text:p>1217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mian</text:p>
          </table:table-cell>
          <table:table-cell table:number-columns-repeated="2" table:style-name="ce1"/>
          <table:table-cell office:value-type="float" office:value="1033" table:style-name="ce1">
            <text:p>1033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mien</text:p>
          </table:table-cell>
          <table:table-cell table:number-columns-repeated="2" table:style-name="ce1"/>
          <table:table-cell office:value-type="float" office:value="1205" table:style-name="ce1">
            <text:p>1205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nièle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1950" table:style-name="ce1">
            <text:p>19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niell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06.11.19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niell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22.07.19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nielle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float" office:value="1961" table:style-name="ce1">
            <text:p>1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phné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phné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rius</text:p>
          </table:table-cell>
          <table:table-cell table:number-columns-repeated="2" table:style-name="ce1"/>
          <table:table-cell office:value-type="float" office:value="1197" table:style-name="ce1">
            <text:p>1197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ryna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vid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vid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25111987" table:style-name="ce1">
            <text:p>251119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vid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2012" table:style-name="ce1">
            <text:p>20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vid</text:p>
          </table:table-cell>
          <table:table-cell table:number-columns-repeated="2" table:style-name="ce1"/>
          <table:table-cell office:value-type="float" office:value="1084" table:style-name="ce1">
            <text:p>1084</text:p>
          </table:table-cell>
          <table:table-cell office:value-type="string" table:style-name="ce2">
            <text:p>23.02.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vid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float" office:value="1982" table:style-name="ce1">
            <text:p>19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vid</text:p>
          </table:table-cell>
          <table:table-cell table:number-columns-repeated="2" table:style-name="ce1"/>
          <table:table-cell office:value-type="float" office:value="92220" table:style-name="ce1">
            <text:p>92220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vi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borah</text:p>
          </table:table-cell>
          <table:table-cell table:number-columns-repeated="2" table:style-name="ce1"/>
          <table:table-cell office:value-type="float" office:value="1264" table:style-name="ce1">
            <text:p>1264</text:p>
          </table:table-cell>
          <table:table-cell office:value-type="float" office:value="1981" table:style-name="ce1">
            <text:p>19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éborah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clan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phine</text:p>
          </table:table-cell>
          <table:table-cell table:number-columns-repeated="2" table:style-name="ce1"/>
          <table:table-cell office:value-type="float" office:value="1098" table:style-name="ce1">
            <text:p>1098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phine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nis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04.11.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nis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nis</text:p>
          </table:table-cell>
          <table:table-cell table:number-columns-repeated="2" table:style-name="ce1"/>
          <table:table-cell office:value-type="float" office:value="1073" table:style-name="ce1">
            <text:p>1073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NIS</text:p>
          </table:table-cell>
          <table:table-cell table:number-columns-repeated="2" table:style-name="ce1"/>
          <table:table-cell office:value-type="float" office:value="1416" table:style-name="ce1">
            <text:p>1416</text:p>
          </table:table-cell>
          <table:table-cell office:value-type="string" table:style-name="ce2">
            <text:p>05.06.19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nis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olinda</text:p>
          </table:table-cell>
          <table:table-cell table:number-columns-repeated="3" table:style-name="ce1"/>
          <table:table-cell office:value-type="float" office:value="1979" table:style-name="ce1">
            <text:p>19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wi</text:p>
          </table:table-cell>
          <table:table-cell table:number-columns-repeated="2" table:style-name="ce1"/>
          <table:table-cell office:value-type="float" office:value="1092" table:style-name="ce1">
            <text:p>1092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an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an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ana</text:p>
          </table:table-cell>
          <table:table-cell table:number-columns-repeated="3" table:style-name="ce1"/>
          <table:table-cell office:value-type="string" table:style-name="ce2">
            <text:p>07.10.19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a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an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dier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14.10.19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dier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float" office:value="1960" table:style-name="ce1">
            <text:p>19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dier</text:p>
          </table:table-cell>
          <table:table-cell table:number-columns-repeated="2" table:style-name="ce1"/>
          <table:table-cell office:value-type="float" office:value="1202" table:style-name="ce1">
            <text:p>1202</text:p>
          </table:table-cell>
          <table:table-cell office:value-type="float" office:value="1958" table:style-name="ce1">
            <text:p>19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ego</text:p>
          </table:table-cell>
          <table:table-cell table:number-columns-repeated="2" table:style-name="ce1"/>
          <table:table-cell office:value-type="float" office:value="1358" table:style-name="ce1">
            <text:p>1358</text:p>
          </table:table-cell>
          <table:table-cell office:value-type="string" table:style-name="ce2">
            <text:p>30.10.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ellza</text:p>
          </table:table-cell>
          <table:table-cell table:number-columns-repeated="2" table:style-name="ce1"/>
          <table:table-cell office:value-type="float" office:value="1436" table:style-name="ce1">
            <text:p>1436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mitri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nis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string" table:style-name="ce2">
            <text:p>11.06.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miniqu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59" table:style-name="ce1">
            <text:p>19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minique</text:p>
          </table:table-cell>
          <table:table-cell table:number-columns-repeated="2" table:style-name="ce1"/>
          <table:table-cell office:value-type="float" office:value="1033" table:style-name="ce1">
            <text:p>1033</text:p>
          </table:table-cell>
          <table:table-cell office:value-type="float" office:value="1960" table:style-name="ce1">
            <text:p>19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minique</text:p>
          </table:table-cell>
          <table:table-cell table:number-columns-repeated="2" table:style-name="ce1"/>
          <table:table-cell office:value-type="float" office:value="1630" table:style-name="ce1">
            <text:p>1630</text:p>
          </table:table-cell>
          <table:table-cell office:value-type="float" office:value="1962" table:style-name="ce1">
            <text:p>19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minique</text:p>
          </table:table-cell>
          <table:table-cell table:number-columns-repeated="3" table:style-name="ce1"/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ris</text:p>
          </table:table-cell>
          <table:table-cell table:number-columns-repeated="2" table:style-name="ce1"/>
          <table:table-cell office:value-type="float" office:value="1521" table:style-name="ce1">
            <text:p>1521</text:p>
          </table:table-cell>
          <table:table-cell office:value-type="float" office:value="1952" table:style-name="ce1">
            <text:p>19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ris</text:p>
          </table:table-cell>
          <table:table-cell table:number-columns-repeated="3" table:style-name="ce1"/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ylan</text:p>
          </table:table-cell>
          <table:table-cell table:number-columns-repeated="2" table:style-name="ce1"/>
          <table:table-cell office:value-type="float" office:value="1347" table:style-name="ce1">
            <text:p>1347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h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09.07.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oardo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uardo</text:p>
          </table:table-cell>
          <table:table-cell table:number-columns-repeated="2" table:style-name="ce1"/>
          <table:table-cell office:value-type="float" office:value="1166" table:style-name="ce1">
            <text:p>1166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ea</text:p>
          </table:table-cell>
          <table:table-cell table:number-columns-repeated="2" table:style-name="ce1"/>
          <table:table-cell office:value-type="float" office:value="2300" table:style-name="ce1">
            <text:p>2300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éa</text:p>
          </table:table-cell>
          <table:table-cell table:number-columns-repeated="2" table:style-name="ce1"/>
          <table:table-cell office:value-type="float" office:value="1530" table:style-name="ce1">
            <text:p>1530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EN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ena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ena</text:p>
          </table:table-cell>
          <table:table-cell table:number-columns-repeated="2" table:style-name="ce1"/>
          <table:table-cell office:value-type="float" office:value="1180" table:style-name="ce1">
            <text:p>1180</text:p>
          </table:table-cell>
          <table:table-cell office:value-type="string" table:style-name="ce2">
            <text:p>24.09.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ena</text:p>
          </table:table-cell>
          <table:table-cell table:number-columns-repeated="2" table:style-name="ce1"/>
          <table:table-cell office:value-type="float" office:value="1205" table:style-name="ce1">
            <text:p>1205</text:p>
          </table:table-cell>
          <table:table-cell office:value-type="string" table:style-name="ce2">
            <text:p>09.09.19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ena</text:p>
          </table:table-cell>
          <table:table-cell table:number-columns-repeated="2" table:style-name="ce1"/>
          <table:table-cell office:value-type="float" office:value="3007" table:style-name="ce1">
            <text:p>3007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ah</text:p>
          </table:table-cell>
          <table:table-cell table:number-columns-repeated="2" table:style-name="ce1"/>
          <table:table-cell office:value-type="float" office:value="1297" table:style-name="ce1">
            <text:p>1297</text:p>
          </table:table-cell>
          <table:table-cell office:value-type="string" table:style-name="ce2">
            <text:p>31.05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an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59" table:style-name="ce1">
            <text:p>19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as</text:p>
          </table:table-cell>
          <table:table-cell table:number-columns-repeated="2" table:style-name="ce1"/>
          <table:table-cell office:value-type="float" office:value="2300" table:style-name="ce1">
            <text:p>2300</text:p>
          </table:table-cell>
          <table:table-cell office:value-type="string" table:style-name="ce2">
            <text:p>23.07.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ot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string" table:style-name="ce1">
            <text:p>09/08/20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sa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sa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sa</text:p>
          </table:table-cell>
          <table:table-cell table:number-columns-repeated="2" table:style-name="ce1"/>
          <table:table-cell office:value-type="float" office:value="1256" table:style-name="ce1">
            <text:p>1256</text:p>
          </table:table-cell>
          <table:table-cell office:value-type="string" table:style-name="ce2">
            <text:p>10.10.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sa</text:p>
          </table:table-cell>
          <table:table-cell table:number-columns-repeated="2" table:style-name="ce1"/>
          <table:table-cell office:value-type="float" office:value="1256" table:style-name="ce1">
            <text:p>1256</text:p>
          </table:table-cell>
          <table:table-cell office:value-type="string" table:style-name="ce1">
            <text:p>10/10/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sa</text:p>
          </table:table-cell>
          <table:table-cell table:number-columns-repeated="2" table:style-name="ce1"/>
          <table:table-cell office:value-type="float" office:value="1268" table:style-name="ce1">
            <text:p>1268</text:p>
          </table:table-cell>
          <table:table-cell office:value-type="string" table:style-name="ce2">
            <text:p>30.07.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sa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sa</text:p>
          </table:table-cell>
          <table:table-cell table:number-columns-repeated="2" table:style-name="ce1"/>
          <table:table-cell office:value-type="float" office:value="1806" table:style-name="ce1">
            <text:p>1806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sa</text:p>
          </table:table-cell>
          <table:table-cell table:number-columns-repeated="2" table:style-name="ce1"/>
          <table:table-cell office:value-type="string" table:style-name="ce1">
            <text:p>1268 Burtigny</text:p>
          </table:table-cell>
          <table:table-cell office:value-type="string" table:style-name="ce2">
            <text:p>30.07.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sabeth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string" table:style-name="ce2">
            <text:p>22.06.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se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string" table:style-name="ce2">
            <text:p>17.09.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se</text:p>
          </table:table-cell>
          <table:table-cell table:number-columns-repeated="2" table:style-name="ce1"/>
          <table:table-cell office:value-type="float" office:value="1814" table:style-name="ce1">
            <text:p>1814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l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la</text:p>
          </table:table-cell>
          <table:table-cell table:number-columns-repeated="2" table:style-name="ce1"/>
          <table:table-cell office:value-type="float" office:value="1136" table:style-name="ce1">
            <text:p>1136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la</text:p>
          </table:table-cell>
          <table:table-cell table:number-columns-repeated="2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22/10/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ma</text:p>
          </table:table-cell>
          <table:table-cell table:number-columns-repeated="2" table:style-name="ce1"/>
          <table:table-cell office:value-type="float" office:value="1429" table:style-name="ce1">
            <text:p>1429</text:p>
          </table:table-cell>
          <table:table-cell office:value-type="float" office:value="2005" table:style-name="ce1">
            <text:p>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o</text:p>
          </table:table-cell>
          <table:table-cell table:number-columns-repeated="2" table:style-name="ce1"/>
          <table:table-cell office:value-type="float" office:value="1937" table:style-name="ce1">
            <text:p>1937</text:p>
          </table:table-cell>
          <table:table-cell office:value-type="float" office:value="1987" table:style-name="ce1">
            <text:p>19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odi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06.04.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odi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string" table:style-name="ce2">
            <text:p>31.08.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odie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odie</text:p>
          </table:table-cell>
          <table:table-cell table:number-columns-repeated="2" table:style-name="ce1"/>
          <table:table-cell office:value-type="float" office:value="1096" table:style-name="ce1">
            <text:p>1096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odi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lodie-Cécile</text:p>
          </table:table-cell>
          <table:table-cell table:number-columns-repeated="2" table:style-name="ce1"/>
          <table:table-cell office:value-type="float" office:value="1080" table:style-name="ce1">
            <text:p>1080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sa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s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anuela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59" table:style-name="ce1">
            <text:p>19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anuele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anuelle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ili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Émilie</text:p>
          </table:table-cell>
          <table:table-cell table:number-columns-repeated="2" table:style-name="ce1"/>
          <table:table-cell office:value-type="float" office:value="1032" table:style-name="ce1">
            <text:p>1032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ily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m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ma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2005" table:style-name="ce1">
            <text:p>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ma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string" table:style-name="ce2">
            <text:p>5 décembre 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ma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string" table:style-name="ce2">
            <text:p>07.07.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ma</text:p>
          </table:table-cell>
          <table:table-cell table:number-columns-repeated="2" table:style-name="ce1"/>
          <table:table-cell office:value-type="float" office:value="1260" table:style-name="ce1">
            <text:p>1260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ma</text:p>
          </table:table-cell>
          <table:table-cell table:number-columns-repeated="2" table:style-name="ce1"/>
          <table:table-cell office:value-type="float" office:value="2300" table:style-name="ce1">
            <text:p>2300</text:p>
          </table:table-cell>
          <table:table-cell office:value-type="string" table:style-name="ce2">
            <text:p>06.07.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manuel</text:p>
          </table:table-cell>
          <table:table-cell table:number-columns-repeated="2" table:style-name="ce1"/>
          <table:table-cell office:value-type="float" office:value="1023" table:style-name="ce1">
            <text:p>1023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manuel</text:p>
          </table:table-cell>
          <table:table-cell table:number-columns-repeated="2" table:style-name="ce1"/>
          <table:table-cell office:value-type="float" office:value="1260" table:style-name="ce1">
            <text:p>1260</text:p>
          </table:table-cell>
          <table:table-cell office:value-type="float" office:value="1947" table:style-name="ce1">
            <text:p>19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manuela</text:p>
          </table:table-cell>
          <table:table-cell table:number-columns-repeated="2" table:style-name="ce1"/>
          <table:table-cell office:value-type="float" office:value="1804" table:style-name="ce1">
            <text:p>1804</text:p>
          </table:table-cell>
          <table:table-cell office:value-type="float" office:value="1953" table:style-name="ce1">
            <text:p>19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manuell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manuell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my</text:p>
          </table:table-cell>
          <table:table-cell table:number-columns-repeated="2" table:style-name="ce1"/>
          <table:table-cell office:value-type="float" office:value="1196" table:style-name="ce1">
            <text:p>1196</text:p>
          </table:table-cell>
          <table:table-cell office:value-type="string" table:style-name="ce2">
            <text:p>25.05.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ric</text:p>
          </table:table-cell>
          <table:table-cell table:number-columns-repeated="2" table:style-name="ce1"/>
          <table:table-cell office:value-type="float" office:value="1026" table:style-name="ce1">
            <text:p>1026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ric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ric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string" table:style-name="ce2">
            <text:p>21.06.19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Éric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float" office:value="1985" table:style-name="ce1">
            <text:p>19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ric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rika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string" table:style-name="ce2">
            <text:p>18.07.19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steban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steban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string" table:style-name="ce2">
            <text:p>28.07.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stelle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stelle</text:p>
          </table:table-cell>
          <table:table-cell table:number-columns-repeated="2" table:style-name="ce1"/>
          <table:table-cell office:value-type="float" office:value="1096" table:style-name="ce1">
            <text:p>1096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stelle</text:p>
          </table:table-cell>
          <table:table-cell table:number-columns-repeated="2" table:style-name="ce1"/>
          <table:table-cell office:value-type="float" office:value="1350" table:style-name="ce1">
            <text:p>1350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sther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2008" table:style-name="ce1">
            <text:p>2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sther</text:p>
          </table:table-cell>
          <table:table-cell table:number-columns-repeated="2" table:style-name="ce1"/>
          <table:table-cell office:value-type="float" office:value="1185" table:style-name="ce1">
            <text:p>1185</text:p>
          </table:table-cell>
          <table:table-cell office:value-type="string" table:style-name="ce2">
            <text:p>27.08.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tienne</text:p>
          </table:table-cell>
          <table:table-cell table:number-columns-repeated="2" table:style-name="ce1"/>
          <table:table-cell office:value-type="float" office:value="2000" table:style-name="ce1">
            <text:p>2000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unhyoung</text:p>
          </table:table-cell>
          <table:table-cell table:number-columns-repeated="2" table:style-name="ce1"/>
          <table:table-cell office:value-type="string" table:style-name="ce1">
            <text:p>1202 Geneva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unice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v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v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string" table:style-name="ce2">
            <text:p>23.02.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va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VA</text:p>
          </table:table-cell>
          <table:table-cell table:number-columns-repeated="2" table:style-name="ce1"/>
          <table:table-cell office:value-type="float" office:value="1226" table:style-name="ce1">
            <text:p>1226</text:p>
          </table:table-cell>
          <table:table-cell office:value-type="string" table:style-name="ce2">
            <text:p>07.05.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va</text:p>
          </table:table-cell>
          <table:table-cell table:number-columns-repeated="2" table:style-name="ce1"/>
          <table:table-cell office:value-type="float" office:value="2016" table:style-name="ce1">
            <text:p>2016</text:p>
          </table:table-cell>
          <table:table-cell office:value-type="float" office:value="2008" table:style-name="ce1">
            <text:p>2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velyne</text:p>
          </table:table-cell>
          <table:table-cell table:number-columns-repeated="2" table:style-name="ce1"/>
          <table:table-cell office:value-type="float" office:value="1165" table:style-name="ce1">
            <text:p>1165</text:p>
          </table:table-cell>
          <table:table-cell office:value-type="float" office:value="1950" table:style-name="ce1">
            <text:p>19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velyne</text:p>
          </table:table-cell>
          <table:table-cell table:number-columns-repeated="2" table:style-name="ce1"/>
          <table:table-cell office:value-type="float" office:value="1260" table:style-name="ce1">
            <text:p>1260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velyne</text:p>
          </table:table-cell>
          <table:table-cell table:number-columns-repeated="2" table:style-name="ce1"/>
          <table:table-cell office:value-type="string" table:style-name="ce1">
            <text:p>1 009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wan</text:p>
          </table:table-cell>
          <table:table-cell table:number-columns-repeated="2" table:style-name="ce1"/>
          <table:table-cell office:value-type="float" office:value="2000" table:style-name="ce1">
            <text:p>2000</text:p>
          </table:table-cell>
          <table:table-cell office:value-type="string" table:style-name="ce2">
            <text:p>09 mai 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bien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bienn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bienne</text:p>
          </table:table-cell>
          <table:table-cell table:number-columns-repeated="2" table:style-name="ce1"/>
          <table:table-cell office:value-type="float" office:value="1025" table:style-name="ce1">
            <text:p>1025</text:p>
          </table:table-cell>
          <table:table-cell office:value-type="string" table:style-name="ce2">
            <text:p>13.12.19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bric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brice</text:p>
          </table:table-cell>
          <table:table-cell table:number-columns-repeated="2" table:style-name="ce1"/>
          <table:table-cell office:value-type="float" office:value="1338" table:style-name="ce1">
            <text:p>1338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nny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nny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nny</text:p>
          </table:table-cell>
          <table:table-cell table:number-columns-repeated="2" table:style-name="ce1"/>
          <table:table-cell office:value-type="float" office:value="1214" table:style-name="ce1">
            <text:p>1214</text:p>
          </table:table-cell>
          <table:table-cell office:value-type="string" table:style-name="ce2">
            <text:p>19.05.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nny</text:p>
          </table:table-cell>
          <table:table-cell table:number-columns-repeated="2" table:style-name="ce1"/>
          <table:table-cell office:value-type="float" office:value="2017" table:style-name="ce1">
            <text:p>2017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vr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string" table:style-name="ce2">
            <text:p>08.09.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d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ippo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2009" table:style-name="ce1">
            <text:p>20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ona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ona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86" table:style-name="ce1">
            <text:p>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ona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string" table:style-name="ce2">
            <text:p>10.03.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ona</text:p>
          </table:table-cell>
          <table:table-cell table:number-columns-repeated="2" table:style-name="ce1"/>
          <table:table-cell office:value-type="float" office:value="1700" table:style-name="ce1">
            <text:p>1700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ona</text:p>
          </table:table-cell>
          <table:table-cell table:number-columns-repeated="3" table:style-name="ce1"/>
          <table:table-cell office:value-type="string" table:style-name="ce2">
            <text:p>10.03.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avien</text:p>
          </table:table-cell>
          <table:table-cell table:number-columns-repeated="2" table:style-name="ce1"/>
          <table:table-cell office:value-type="float" office:value="1681" table:style-name="ce1">
            <text:p>1681</text:p>
          </table:table-cell>
          <table:table-cell office:value-type="float" office:value="1987" table:style-name="ce1">
            <text:p>19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eur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85" table:style-name="ce1">
            <text:p>19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orenc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ORENCE</text:p>
          </table:table-cell>
          <table:table-cell table:number-columns-repeated="2" table:style-name="ce1"/>
          <table:table-cell office:value-type="float" office:value="1092" table:style-name="ce1">
            <text:p>1092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orence</text:p>
          </table:table-cell>
          <table:table-cell table:number-columns-repeated="2" table:style-name="ce1"/>
          <table:table-cell office:value-type="float" office:value="1814" table:style-name="ce1">
            <text:p>1814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orian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orian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orian</text:p>
          </table:table-cell>
          <table:table-cell table:number-columns-repeated="2" table:style-name="ce1"/>
          <table:table-cell office:value-type="float" office:value="1040" table:style-name="ce1">
            <text:p>1040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orian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string" table:style-name="ce1">
            <text:p>17.92.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orian</text:p>
          </table:table-cell>
          <table:table-cell table:number-columns-repeated="3" table:style-name="ce1"/>
          <table:table-cell office:value-type="string" table:style-name="ce1">
            <text:p>24/07/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orina</text:p>
          </table:table-cell>
          <table:table-cell table:number-columns-repeated="2" table:style-name="ce1"/>
          <table:table-cell office:value-type="float" office:value="1222" table:style-name="ce1">
            <text:p>1222</text:p>
          </table:table-cell>
          <table:table-cell office:value-type="string" table:style-name="ce2">
            <text:p>26.07.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ori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ucau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anc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87" table:style-name="ce1">
            <text:p>1987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Francesca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1">
            <text:p>08/01/19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ncesca</text:p>
          </table:table-cell>
          <table:table-cell table:number-columns-repeated="2" table:style-name="ce1"/>
          <table:table-cell office:value-type="float" office:value="1163" table:style-name="ce1">
            <text:p>1163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ncin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59" table:style-name="ce1">
            <text:p>19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ncisco</text:p>
          </table:table-cell>
          <table:table-cell table:number-columns-repeated="2" table:style-name="ce1"/>
          <table:table-cell office:value-type="float" office:value="1202" table:style-name="ce1">
            <text:p>1202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nçois</text:p>
          </table:table-cell>
          <table:table-cell table:number-columns-repeated="2" table:style-name="ce1"/>
          <table:table-cell office:value-type="float" office:value="1431" table:style-name="ce1">
            <text:p>1431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ncois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nçoise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1953" table:style-name="ce1">
            <text:p>19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nçoise</text:p>
          </table:table-cell>
          <table:table-cell table:number-columns-repeated="2" table:style-name="ce1"/>
          <table:table-cell office:value-type="float" office:value="1373" table:style-name="ce1">
            <text:p>1373</text:p>
          </table:table-cell>
          <table:table-cell office:value-type="float" office:value="1944" table:style-name="ce1">
            <text:p>19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nçoise</text:p>
          </table:table-cell>
          <table:table-cell table:number-columns-repeated="3" table:style-name="ce1"/>
          <table:table-cell office:value-type="float" office:value="1957" table:style-name="ce1">
            <text:p>19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nçoise Pierrette Simone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float" office:value="1956" table:style-name="ce1">
            <text:p>19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nçois-Louis</text:p>
          </table:table-cell>
          <table:table-cell table:number-columns-repeated="2" table:style-name="ce1"/>
          <table:table-cell office:value-type="float" office:value="1094" table:style-name="ce1">
            <text:p>1094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nzisk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string" table:style-name="ce2">
            <text:p>25.11.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édéric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édéric</text:p>
          </table:table-cell>
          <table:table-cell table:number-columns-repeated="2" table:style-name="ce1"/>
          <table:table-cell office:value-type="float" office:value="1239" table:style-name="ce1">
            <text:p>1239</text:p>
          </table:table-cell>
          <table:table-cell office:value-type="string" table:style-name="ce2">
            <text:p>15 juillet 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édéric</text:p>
          </table:table-cell>
          <table:table-cell table:number-columns-repeated="2" table:style-name="ce1"/>
          <table:table-cell office:value-type="float" office:value="2016" table:style-name="ce1">
            <text:p>2016</text:p>
          </table:table-cell>
          <table:table-cell office:value-type="string" table:style-name="ce2">
            <text:p>14.04.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édéric</text:p>
          </table:table-cell>
          <table:table-cell table:number-columns-repeated="2" table:style-name="ce1"/>
          <table:table-cell office:value-type="float" office:value="2035" table:style-name="ce1">
            <text:p>2035</text:p>
          </table:table-cell>
          <table:table-cell office:value-type="float" office:value="1961" table:style-name="ce1">
            <text:p>1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édériqu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edy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82" table:style-name="ce1">
            <text:p>19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édy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string" table:style-name="ce2">
            <text:p>22.02.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briel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briel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briel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briel</text:p>
          </table:table-cell>
          <table:table-cell table:number-columns-repeated="2" table:style-name="ce1"/>
          <table:table-cell office:value-type="float" office:value="1164" table:style-name="ce1">
            <text:p>1164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briel</text:p>
          </table:table-cell>
          <table:table-cell table:number-columns-repeated="2" table:style-name="ce1"/>
          <table:table-cell office:value-type="float" office:value="1228" table:style-name="ce1">
            <text:p>1228</text:p>
          </table:table-cell>
          <table:table-cell office:value-type="string" table:style-name="ce2">
            <text:p>18.03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briel</text:p>
          </table:table-cell>
          <table:table-cell table:number-columns-repeated="2" table:style-name="ce1"/>
          <table:table-cell office:value-type="float" office:value="1807" table:style-name="ce1">
            <text:p>1807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briel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briel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string" table:style-name="ce2">
            <text:p>07.08.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brielle</text:p>
          </table:table-cell>
          <table:table-cell table:number-columns-repeated="2" table:style-name="ce1"/>
          <table:table-cell office:value-type="float" office:value="1113" table:style-name="ce1">
            <text:p>1113</text:p>
          </table:table-cell>
          <table:table-cell office:value-type="float" office:value="1968" table:style-name="ce1">
            <text:p>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brielle</text:p>
          </table:table-cell>
          <table:table-cell table:number-columns-repeated="2" table:style-name="ce1"/>
          <table:table-cell office:value-type="float" office:value="1820" table:style-name="ce1">
            <text:p>1820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brielle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étan</text:p>
          </table:table-cell>
          <table:table-cell table:number-columns-repeated="2" table:style-name="ce1"/>
          <table:table-cell office:value-type="float" office:value="1073" table:style-name="ce1">
            <text:p>1073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gnebin-de Bons</text:p>
          </table:table-cell>
          <table:table-cell table:number-columns-repeated="2" table:style-name="ce1"/>
          <table:table-cell office:value-type="float" office:value="1854" table:style-name="ce1">
            <text:p>1854</text:p>
          </table:table-cell>
          <table:table-cell office:value-type="float" office:value="1979" table:style-name="ce1">
            <text:p>19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rry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54" table:style-name="ce1">
            <text:p>19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ry</text:p>
          </table:table-cell>
          <table:table-cell table:number-columns-repeated="2" table:style-name="ce1"/>
          <table:table-cell office:value-type="float" office:value="1203" table:style-name="ce1">
            <text:p>1203</text:p>
          </table:table-cell>
          <table:table-cell office:value-type="string" table:style-name="ce1">
            <text:p>05/06/19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spard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llil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neviève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1955" table:style-name="ce1">
            <text:p>19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orges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string" table:style-name="ce2">
            <text:p>12.11.19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orges</text:p>
          </table:table-cell>
          <table:table-cell table:number-columns-repeated="2" table:style-name="ce1"/>
          <table:table-cell office:value-type="float" office:value="8006" table:style-name="ce1">
            <text:p>8006</text:p>
          </table:table-cell>
          <table:table-cell office:value-type="string" table:style-name="ce2">
            <text:p>8.10.19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orgeta</text:p>
          </table:table-cell>
          <table:table-cell table:number-columns-repeated="2" table:style-name="ce1"/>
          <table:table-cell office:value-type="string" table:style-name="ce1">
            <text:p>1004/ Lausanne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orgette Isabell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61" table:style-name="ce1">
            <text:p>1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érald</text:p>
          </table:table-cell>
          <table:table-cell table:number-columns-repeated="2" table:style-name="ce1"/>
          <table:table-cell office:value-type="float" office:value="1090" table:style-name="ce1">
            <text:p>1090</text:p>
          </table:table-cell>
          <table:table-cell office:value-type="float" office:value="1959" table:style-name="ce1">
            <text:p>19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RARD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anfranco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lbert</text:p>
          </table:table-cell>
          <table:table-cell table:number-columns-repeated="2" table:style-name="ce1"/>
          <table:table-cell office:value-type="float" office:value="1052" table:style-name="ce1">
            <text:p>1052</text:p>
          </table:table-cell>
          <table:table-cell office:value-type="float" office:value="1950" table:style-name="ce1">
            <text:p>19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oia</text:p>
          </table:table-cell>
          <table:table-cell table:number-columns-repeated="2" table:style-name="ce1"/>
          <table:table-cell office:value-type="float" office:value="1026" table:style-name="ce1">
            <text:p>1026</text:p>
          </table:table-cell>
          <table:table-cell office:value-type="string" table:style-name="ce2">
            <text:p>01.06.19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ovanna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50" table:style-name="ce1">
            <text:p>19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uli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2009" table:style-name="ce1">
            <text:p>20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ulia</text:p>
          </table:table-cell>
          <table:table-cell table:number-columns-repeated="2" table:style-name="ce1"/>
          <table:table-cell office:value-type="float" office:value="1201" table:style-name="ce1">
            <text:p>1201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ladys</text:p>
          </table:table-cell>
          <table:table-cell table:number-columns-repeated="2" table:style-name="ce1"/>
          <table:table-cell office:value-type="float" office:value="1202" table:style-name="ce1">
            <text:p>1202</text:p>
          </table:table-cell>
          <table:table-cell office:value-type="float" office:value="1982" table:style-name="ce1">
            <text:p>19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loria</text:p>
          </table:table-cell>
          <table:table-cell table:number-columns-repeated="2" table:style-name="ce1"/>
          <table:table-cell office:value-type="float" office:value="1318" table:style-name="ce1">
            <text:p>1318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eg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illaum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85" table:style-name="ce1">
            <text:p>19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illaum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illaume</text:p>
          </table:table-cell>
          <table:table-cell table:number-columns-repeated="2" table:style-name="ce1"/>
          <table:table-cell office:value-type="float" office:value="1091" table:style-name="ce1">
            <text:p>1091</text:p>
          </table:table-cell>
          <table:table-cell office:value-type="float" office:value="2005" table:style-name="ce1">
            <text:p>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illaume</text:p>
          </table:table-cell>
          <table:table-cell table:number-columns-repeated="2" table:style-name="ce1"/>
          <table:table-cell office:value-type="float" office:value="1267" table:style-name="ce1">
            <text:p>1267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illaume</text:p>
          </table:table-cell>
          <table:table-cell table:number-columns-repeated="2" table:style-name="ce1"/>
          <table:table-cell office:value-type="float" office:value="1814" table:style-name="ce1">
            <text:p>1814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ndul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y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wendoline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nna</text:p>
          </table:table-cell>
          <table:table-cell table:number-columns-repeated="2" table:style-name="ce1"/>
          <table:table-cell office:value-type="float" office:value="1205" table:style-name="ce1">
            <text:p>1205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nna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nsen</text:p>
          </table:table-cell>
          <table:table-cell table:number-columns-repeated="2" table:style-name="ce1"/>
          <table:table-cell office:value-type="float" office:value="2300" table:style-name="ce1">
            <text:p>2300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d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elen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lene</text:p>
          </table:table-cell>
          <table:table-cell table:number-columns-repeated="2" table:style-name="ce1"/>
          <table:table-cell office:value-type="float" office:value="1094" table:style-name="ce1">
            <text:p>1094</text:p>
          </table:table-cell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lene</text:p>
          </table:table-cell>
          <table:table-cell table:number-columns-repeated="2" table:style-name="ce1"/>
          <table:table-cell office:value-type="float" office:value="1308" table:style-name="ce1">
            <text:p>1308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lene</text:p>
          </table:table-cell>
          <table:table-cell table:number-columns-repeated="2" table:style-name="ce1"/>
          <table:table-cell office:value-type="float" office:value="74200" table:style-name="ce1">
            <text:p>74200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élè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79" table:style-name="ce1">
            <text:p>19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élè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21.11.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élène</text:p>
          </table:table-cell>
          <table:table-cell table:number-columns-repeated="2" table:style-name="ce1"/>
          <table:table-cell office:value-type="float" office:value="1095" table:style-name="ce1">
            <text:p>1095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élène</text:p>
          </table:table-cell>
          <table:table-cell table:number-columns-repeated="2" table:style-name="ce1"/>
          <table:table-cell office:value-type="float" office:value="1131" table:style-name="ce1">
            <text:p>1131</text:p>
          </table:table-cell>
          <table:table-cell office:value-type="float" office:value="1982" table:style-name="ce1">
            <text:p>19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élène</text:p>
          </table:table-cell>
          <table:table-cell table:number-columns-repeated="2" table:style-name="ce1"/>
          <table:table-cell office:value-type="float" office:value="1180" table:style-name="ce1">
            <text:p>1180</text:p>
          </table:table-cell>
          <table:table-cell office:value-type="float" office:value="1958" table:style-name="ce1">
            <text:p>19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LENE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lga</text:p>
          </table:table-cell>
          <table:table-cell table:number-columns-repeated="3" table:style-name="ce1"/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nd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nriques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rmann</text:p>
          </table:table-cell>
          <table:table-cell table:number-columns-repeated="2" table:style-name="ce1"/>
          <table:table-cell office:value-type="float" office:value="1033" table:style-name="ce1">
            <text:p>1033</text:p>
          </table:table-cell>
          <table:table-cell office:value-type="float" office:value="1946" table:style-name="ce1">
            <text:p>19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rv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rvé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rvé</text:p>
          </table:table-cell>
          <table:table-cell table:number-columns-repeated="2" table:style-name="ce1"/>
          <table:table-cell office:value-type="float" office:value="2826" table:style-name="ce1">
            <text:p>2826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ang Anh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rtense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rab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58" table:style-name="ce1">
            <text:p>19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ubertus</text:p>
          </table:table-cell>
          <table:table-cell table:number-columns-repeated="2" table:style-name="ce1"/>
          <table:table-cell office:value-type="float" office:value="1897" table:style-name="ce1">
            <text:p>1897</text:p>
          </table:table-cell>
          <table:table-cell office:value-type="float" office:value="1979" table:style-name="ce1">
            <text:p>19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ugo</text:p>
          </table:table-cell>
          <table:table-cell table:number-columns-repeated="2" table:style-name="ce1"/>
          <table:table-cell office:value-type="float" office:value="1315" table:style-name="ce1">
            <text:p>1315</text:p>
          </table:table-cell>
          <table:table-cell office:value-type="float" office:value="2005" table:style-name="ce1">
            <text:p>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gor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lari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lian</text:p>
          </table:table-cell>
          <table:table-cell table:number-columns-repeated="2" table:style-name="ce1"/>
          <table:table-cell office:value-type="float" office:value="1088" table:style-name="ce1">
            <text:p>1088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lir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lm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lona</text:p>
          </table:table-cell>
          <table:table-cell table:number-columns-repeated="2" table:style-name="ce1"/>
          <table:table-cell office:value-type="float" office:value="1091" table:style-name="ce1">
            <text:p>1091</text:p>
          </table:table-cell>
          <table:table-cell office:value-type="string" table:style-name="ce2">
            <text:p>29.07.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lona</text:p>
          </table:table-cell>
          <table:table-cell table:number-columns-repeated="2" table:style-name="ce1"/>
          <table:table-cell office:value-type="float" office:value="1306" table:style-name="ce1">
            <text:p>1306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mmacolata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1959" table:style-name="ce1">
            <text:p>19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ès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ès</text:p>
          </table:table-cell>
          <table:table-cell table:number-columns-repeated="2" table:style-name="ce1"/>
          <table:table-cell office:value-type="float" office:value="1071" table:style-name="ce1">
            <text:p>1071</text:p>
          </table:table-cell>
          <table:table-cell office:value-type="string" table:style-name="ce2">
            <text:p>30.11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ès</text:p>
          </table:table-cell>
          <table:table-cell table:number-columns-repeated="2" table:style-name="ce1"/>
          <table:table-cell office:value-type="float" office:value="1429" table:style-name="ce1">
            <text:p>1429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grid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86" table:style-name="ce1">
            <text:p>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ren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rene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string" table:style-name="ce2">
            <text:p>01.02.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rene</text:p>
          </table:table-cell>
          <table:table-cell table:number-columns-repeated="2" table:style-name="ce1"/>
          <table:table-cell office:value-type="float" office:value="1802" table:style-name="ce1">
            <text:p>1802</text:p>
          </table:table-cell>
          <table:table-cell office:value-type="float" office:value="1985" table:style-name="ce1">
            <text:p>19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rene</text:p>
          </table:table-cell>
          <table:table-cell table:number-columns-repeated="3" table:style-name="ce1"/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rina</text:p>
          </table:table-cell>
          <table:table-cell table:number-columns-repeated="2" table:style-name="ce1"/>
          <table:table-cell office:value-type="float" office:value="1134" table:style-name="ce1">
            <text:p>1134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ryn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aac</text:p>
          </table:table-cell>
          <table:table-cell table:number-columns-repeated="2" table:style-name="ce1"/>
          <table:table-cell office:value-type="float" office:value="1224" table:style-name="ce1">
            <text:p>1224</text:p>
          </table:table-cell>
          <table:table-cell office:value-type="string" table:style-name="ce2">
            <text:p>21.12.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ABEL</text:p>
          </table:table-cell>
          <table:table-cell table:number-columns-repeated="2" table:style-name="ce1"/>
          <table:table-cell office:value-type="float" office:value="1033" table:style-name="ce1">
            <text:p>1033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abell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string" table:style-name="ce1">
            <text:p>29/11/19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60" table:style-name="ce1">
            <text:p>19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string" table:style-name="ce2">
            <text:p>29.07.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string" table:style-name="ce1">
            <text:p>02/09/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1979" table:style-name="ce1">
            <text:p>19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1223" table:style-name="ce1">
            <text:p>1223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1290" table:style-name="ce1">
            <text:p>1290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float" office:value="1952" table:style-name="ce1">
            <text:p>19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abelle</text:p>
          </table:table-cell>
          <table:table-cell table:number-columns-repeated="2" table:style-name="ce1"/>
          <table:table-cell office:value-type="float" office:value="14199" table:style-name="ce1">
            <text:p>14199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ali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maël</text:p>
          </table:table-cell>
          <table:table-cell table:number-columns-repeated="2" table:style-name="ce1"/>
          <table:table-cell office:value-type="float" office:value="1207" table:style-name="ce1">
            <text:p>1207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uliia</text:p>
          </table:table-cell>
          <table:table-cell table:number-columns-repeated="2" table:style-name="ce1"/>
          <table:table-cell office:value-type="float" office:value="1260" table:style-name="ce1">
            <text:p>1260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van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cqueli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cquelin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68" table:style-name="ce1">
            <text:p>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cqueline</text:p>
          </table:table-cell>
          <table:table-cell table:number-columns-repeated="2" table:style-name="ce1"/>
          <table:table-cell office:value-type="float" office:value="1196" table:style-name="ce1">
            <text:p>1196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cqueline</text:p>
          </table:table-cell>
          <table:table-cell table:number-columns-repeated="2" table:style-name="ce1"/>
          <table:table-cell office:value-type="float" office:value="1273" table:style-name="ce1">
            <text:p>1273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cqueline</text:p>
          </table:table-cell>
          <table:table-cell table:number-columns-repeated="2" table:style-name="ce1"/>
          <table:table-cell office:value-type="float" office:value="1433" table:style-name="ce1">
            <text:p>1433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cqueline</text:p>
          </table:table-cell>
          <table:table-cell table:number-columns-repeated="2" table:style-name="ce1"/>
          <table:table-cell office:value-type="float" office:value="1623" table:style-name="ce1">
            <text:p>1623</text:p>
          </table:table-cell>
          <table:table-cell office:value-type="float" office:value="1968" table:style-name="ce1">
            <text:p>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cqueline</text:p>
          </table:table-cell>
          <table:table-cell table:number-columns-repeated="2" table:style-name="ce1"/>
          <table:table-cell office:value-type="float" office:value="1950" table:style-name="ce1">
            <text:p>1950</text:p>
          </table:table-cell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cques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mes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mes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65" table:style-name="ce1">
            <text:p>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na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1979" table:style-name="ce1">
            <text:p>19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nette</text:p>
          </table:table-cell>
          <table:table-cell table:number-columns-repeated="2" table:style-name="ce1"/>
          <table:table-cell office:value-type="float" office:value="1185" table:style-name="ce1">
            <text:p>1185</text:p>
          </table:table-cell>
          <table:table-cell office:value-type="string" table:style-name="ce2">
            <text:p>08.11.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nick</text:p>
          </table:table-cell>
          <table:table-cell table:number-columns-repeated="2" table:style-name="ce1"/>
          <table:table-cell office:value-type="float" office:value="1135" table:style-name="ce1">
            <text:p>1135</text:p>
          </table:table-cell>
          <table:table-cell office:value-type="float" office:value="1965" table:style-name="ce1">
            <text:p>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nine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51" table:style-name="ce1">
            <text:p>19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son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string" table:style-name="ce2">
            <text:p>28.08.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ya</text:p>
          </table:table-cell>
          <table:table-cell table:number-columns-repeated="2" table:style-name="ce1"/>
          <table:table-cell office:value-type="float" office:value="1806" table:style-name="ce1">
            <text:p>1806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an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1981" table:style-name="ce1">
            <text:p>19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an Marc</text:p>
          </table:table-cell>
          <table:table-cell table:number-columns-repeated="2" table:style-name="ce1"/>
          <table:table-cell office:value-type="float" office:value="1630" table:style-name="ce1">
            <text:p>1630</text:p>
          </table:table-cell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an michel</text:p>
          </table:table-cell>
          <table:table-cell table:number-columns-repeated="2" table:style-name="ce1"/>
          <table:table-cell office:value-type="float" office:value="1112" table:style-name="ce1">
            <text:p>1112</text:p>
          </table:table-cell>
          <table:table-cell office:value-type="float" office:value="1962" table:style-name="ce1">
            <text:p>19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an Pierre</text:p>
          </table:table-cell>
          <table:table-cell table:number-columns-repeated="3" table:style-name="ce1"/>
          <table:table-cell office:value-type="float" office:value="1958" table:style-name="ce1">
            <text:p>19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an-Claude</text:p>
          </table:table-cell>
          <table:table-cell table:number-columns-repeated="2" table:style-name="ce1"/>
          <table:table-cell office:value-type="float" office:value="1080" table:style-name="ce1">
            <text:p>1080</text:p>
          </table:table-cell>
          <table:table-cell office:value-type="string" table:style-name="ce2">
            <text:p>03.04.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an-Claude</text:p>
          </table:table-cell>
          <table:table-cell table:number-columns-repeated="2" table:style-name="ce1"/>
          <table:table-cell office:value-type="float" office:value="1095" table:style-name="ce1">
            <text:p>1095</text:p>
          </table:table-cell>
          <table:table-cell office:value-type="float" office:value="1943" table:style-name="ce1">
            <text:p>19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an-François</text:p>
          </table:table-cell>
          <table:table-cell table:number-columns-repeated="2" table:style-name="ce1"/>
          <table:table-cell office:value-type="float" office:value="1096" table:style-name="ce1">
            <text:p>1096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an-Marc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string" table:style-name="ce2">
            <text:p>31.08.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an-Marc</text:p>
          </table:table-cell>
          <table:table-cell table:number-columns-repeated="2" table:style-name="ce1"/>
          <table:table-cell office:value-type="float" office:value="1807" table:style-name="ce1">
            <text:p>1807</text:p>
          </table:table-cell>
          <table:table-cell office:value-type="string" table:style-name="ce1">
            <text:p>16 01 19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an-Mari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string" table:style-name="ce2">
            <text:p>29.10.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an-Mauric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52" table:style-name="ce1">
            <text:p>19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ann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anne</text:p>
          </table:table-cell>
          <table:table-cell table:number-columns-repeated="2" table:style-name="ce1"/>
          <table:table-cell office:value-type="float" office:value="1040" table:style-name="ce1">
            <text:p>1040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anne</text:p>
          </table:table-cell>
          <table:table-cell table:number-columns-repeated="3" table:style-name="ce1"/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an-Pierr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56" table:style-name="ce1">
            <text:p>19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an-Pierre</text:p>
          </table:table-cell>
          <table:table-cell table:number-columns-repeated="2" table:style-name="ce1"/>
          <table:table-cell office:value-type="float" office:value="1095" table:style-name="ce1">
            <text:p>1095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nnifer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érémie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remy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string" table:style-name="ce2">
            <text:p>05.01.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rom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érôm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érôm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érôm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érôme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87" table:style-name="ce1">
            <text:p>19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érôme</text:p>
          </table:table-cell>
          <table:table-cell table:number-columns-repeated="2" table:style-name="ce1"/>
          <table:table-cell office:value-type="float" office:value="2019" table:style-name="ce1">
            <text:p>2019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éromin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ssica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yanthy</text:p>
          </table:table-cell>
          <table:table-cell table:number-columns-repeated="3" table:style-name="ce1"/>
          <table:table-cell office:value-type="string" table:style-name="ce2">
            <text:p>11.01.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iaming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il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an</text:p>
          </table:table-cell>
          <table:table-cell table:number-columns-repeated="2" table:style-name="ce1"/>
          <table:table-cell office:value-type="float" office:value="1146" table:style-name="ce1">
            <text:p>1146</text:p>
          </table:table-cell>
          <table:table-cell office:value-type="float" office:value="1960" table:style-name="ce1">
            <text:p>19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an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ana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ann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ao Miguel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celyne</text:p>
          </table:table-cell>
          <table:table-cell table:number-columns-repeated="2" table:style-name="ce1"/>
          <table:table-cell office:value-type="float" office:value="1806" table:style-name="ce1">
            <text:p>1806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ël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ël</text:p>
          </table:table-cell>
          <table:table-cell table:number-columns-repeated="2" table:style-name="ce1"/>
          <table:table-cell office:value-type="float" office:value="1163" table:style-name="ce1">
            <text:p>1163</text:p>
          </table:table-cell>
          <table:table-cell office:value-type="string" table:style-name="ce2">
            <text:p>16.01.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ëll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65" table:style-name="ce1">
            <text:p>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ëll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ëlle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1982" table:style-name="ce1">
            <text:p>19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han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81" table:style-name="ce1">
            <text:p>19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han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nas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nathan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nathan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string" table:style-name="ce2">
            <text:p>15.12.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nathan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string" table:style-name="ce2">
            <text:p>29.04.19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sé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40" table:style-name="ce1">
            <text:p>19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sé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seph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séphin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sett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string" table:style-name="ce2">
            <text:p>14.11.19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sselin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su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6" table:style-name="ce1">
            <text:p>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y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2005" table:style-name="ce1">
            <text:p>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p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string" table:style-name="ce1">
            <text:p>24/05/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an</text:p>
          </table:table-cell>
          <table:table-cell table:number-columns-repeated="2" table:style-name="ce1"/>
          <table:table-cell office:value-type="float" office:value="1700" table:style-name="ce1">
            <text:p>1700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a</text:p>
          </table:table-cell>
          <table:table-cell table:number-columns-repeated="2" table:style-name="ce1"/>
          <table:table-cell office:value-type="float" office:value="1052" table:style-name="ce1">
            <text:p>1052</text:p>
          </table:table-cell>
          <table:table-cell office:value-type="float" office:value="1981" table:style-name="ce1">
            <text:p>19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a</text:p>
          </table:table-cell>
          <table:table-cell table:number-columns-repeated="2" table:style-name="ce1"/>
          <table:table-cell office:value-type="float" office:value="1225" table:style-name="ce1">
            <text:p>1225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an</text:p>
          </table:table-cell>
          <table:table-cell table:number-columns-repeated="2" table:style-name="ce1"/>
          <table:table-cell office:value-type="float" office:value="1268" table:style-name="ce1">
            <text:p>1268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79" table:style-name="ce1">
            <text:p>1979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string" table:style-name="ce2">
            <text:p>03.08.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1422" table:style-name="ce1">
            <text:p>1422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float" office:value="1870" table:style-name="ce1">
            <text:p>1870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3" table:style-name="ce1"/>
          <table:table-cell office:value-type="string" table:style-name="ce2">
            <text:p>30.06.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en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ette</text:p>
          </table:table-cell>
          <table:table-cell table:number-columns-repeated="2" table:style-name="ce1"/>
          <table:table-cell office:value-type="float" office:value="1295" table:style-name="ce1">
            <text:p>1295</text:p>
          </table:table-cell>
          <table:table-cell office:value-type="string" table:style-name="ce2">
            <text:p>27 avril 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ette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stin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2005" table:style-name="ce1">
            <text:p>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sti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sti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lman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ri-Anne</text:p>
          </table:table-cell>
          <table:table-cell table:number-columns-repeated="2" table:style-name="ce1"/>
          <table:table-cell office:value-type="float" office:value="1844" table:style-name="ce1">
            <text:p>1844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rin</text:p>
          </table:table-cell>
          <table:table-cell table:number-columns-repeated="2" table:style-name="ce1"/>
          <table:table-cell office:value-type="float" office:value="1202" table:style-name="ce1">
            <text:p>1202</text:p>
          </table:table-cell>
          <table:table-cell office:value-type="float" office:value="1965" table:style-name="ce1">
            <text:p>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rin</text:p>
          </table:table-cell>
          <table:table-cell table:number-columns-repeated="2" table:style-name="ce1"/>
          <table:table-cell office:value-type="float" office:value="1304" table:style-name="ce1">
            <text:p>1304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rin</text:p>
          </table:table-cell>
          <table:table-cell table:number-columns-repeated="2" table:style-name="ce1"/>
          <table:table-cell office:value-type="float" office:value="1462" table:style-name="ce1">
            <text:p>1462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rin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string" table:style-name="ce1">
            <text:p>12/07/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rine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string" table:style-name="ce2">
            <text:p>04.06.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rine</text:p>
          </table:table-cell>
          <table:table-cell table:number-columns-repeated="2" table:style-name="ce1"/>
          <table:table-cell office:value-type="float" office:value="1093" table:style-name="ce1">
            <text:p>1093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rine</text:p>
          </table:table-cell>
          <table:table-cell table:number-columns-repeated="2" table:style-name="ce1"/>
          <table:table-cell office:value-type="float" office:value="1348" table:style-name="ce1">
            <text:p>1348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tarzyn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thryn-Jane</text:p>
          </table:table-cell>
          <table:table-cell table:number-columns-repeated="2" table:style-name="ce1"/>
          <table:table-cell office:value-type="float" office:value="1197" table:style-name="ce1">
            <text:p>1197</text:p>
          </table:table-cell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tia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tia</text:p>
          </table:table-cell>
          <table:table-cell table:number-columns-repeated="2" table:style-name="ce1"/>
          <table:table-cell office:value-type="float" office:value="1028" table:style-name="ce1">
            <text:p>1028</text:p>
          </table:table-cell>
          <table:table-cell office:value-type="string" table:style-name="ce1">
            <text:p>15/08/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tia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ira</text:p>
          </table:table-cell>
          <table:table-cell table:number-columns-repeated="2" table:style-name="ce1"/>
          <table:table-cell office:value-type="float" office:value="74100" table:style-name="ce1">
            <text:p>74100</text:p>
          </table:table-cell>
          <table:table-cell office:value-type="float" office:value="2005" table:style-name="ce1">
            <text:p>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lly</text:p>
          </table:table-cell>
          <table:table-cell table:number-columns-repeated="2" table:style-name="ce1"/>
          <table:table-cell office:value-type="string" table:style-name="ce2">
            <text:p>100: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énan</text:p>
          </table:table-cell>
          <table:table-cell table:number-columns-repeated="2" table:style-name="ce1"/>
          <table:table-cell office:value-type="string" table:style-name="ce1">
            <text:p>1800 Vevey</text:p>
          </table:table-cell>
          <table:table-cell office:value-type="string" table:style-name="ce1">
            <text:p>21/12/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nza</text:p>
          </table:table-cell>
          <table:table-cell table:number-columns-repeated="2" table:style-name="ce1"/>
          <table:table-cell office:value-type="float" office:value="74140" table:style-name="ce1">
            <text:p>74140</text:p>
          </table:table-cell>
          <table:table-cell office:value-type="string" table:style-name="ce2">
            <text:p>19.08.2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vin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string" table:style-name="ce2">
            <text:p>08.11.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vin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vin</text:p>
          </table:table-cell>
          <table:table-cell table:number-columns-repeated="2" table:style-name="ce1"/>
          <table:table-cell office:value-type="float" office:value="1090" table:style-name="ce1">
            <text:p>1090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vin</text:p>
          </table:table-cell>
          <table:table-cell table:number-columns-repeated="2" table:style-name="ce1"/>
          <table:table-cell office:value-type="float" office:value="2108" table:style-name="ce1">
            <text:p>2108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évin</text:p>
          </table:table-cell>
          <table:table-cell table:number-columns-repeated="2" table:style-name="ce1"/>
          <table:table-cell office:value-type="float" office:value="2014" table:style-name="ce1">
            <text:p>2014</text:p>
          </table:table-cell>
          <table:table-cell office:value-type="string" table:style-name="ce2">
            <text:p>23.08.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ara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eran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m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85" table:style-name="ce1">
            <text:p>19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m</text:p>
          </table:table-cell>
          <table:table-cell table:number-columns-repeated="2" table:style-name="ce1"/>
          <table:table-cell office:value-type="float" office:value="1348" table:style-name="ce1">
            <text:p>1348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mberly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myan</text:p>
          </table:table-cell>
          <table:table-cell table:number-columns-repeated="2" table:style-name="ce1"/>
          <table:table-cell office:value-type="float" office:value="1032" table:style-name="ce1">
            <text:p>1032</text:p>
          </table:table-cell>
          <table:table-cell office:value-type="string" table:style-name="ce2">
            <text:p>21.11.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ryam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etitia</text:p>
          </table:table-cell>
          <table:table-cell table:number-columns-repeated="2" table:style-name="ce1"/>
          <table:table-cell office:value-type="float" office:value="1070" table:style-name="ce1">
            <text:p>1070</text:p>
          </table:table-cell>
          <table:table-cell office:value-type="float" office:value="1982" table:style-name="ce1">
            <text:p>19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etitia</text:p>
          </table:table-cell>
          <table:table-cell table:number-columns-repeated="2" table:style-name="ce1"/>
          <table:table-cell office:value-type="float" office:value="1072" table:style-name="ce1">
            <text:p>1072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n</text:p>
          </table:table-cell>
          <table:table-cell table:number-columns-repeated="2" table:style-name="ce1"/>
          <table:table-cell office:value-type="float" office:value="1097" table:style-name="ce1">
            <text:p>1097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n Anh</text:p>
          </table:table-cell>
          <table:table-cell table:number-columns-repeated="2" table:style-name="ce1"/>
          <table:table-cell office:value-type="float" office:value="1312" table:style-name="ce1">
            <text:p>1312</text:p>
          </table:table-cell>
          <table:table-cell office:value-type="string" table:style-name="ce2">
            <text:p>11.12.20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nna Melissa</text:p>
          </table:table-cell>
          <table:table-cell table:number-columns-repeated="2" table:style-name="ce1"/>
          <table:table-cell office:value-type="float" office:value="1201" table:style-name="ce1">
            <text:p>1201</text:p>
          </table:table-cell>
          <table:table-cell office:value-type="string" table:style-name="ce2">
            <text:p>24.06.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87" table:style-name="ce1">
            <text:p>19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a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a</text:p>
          </table:table-cell>
          <table:table-cell table:number-columns-repeated="2" table:style-name="ce1"/>
          <table:table-cell office:value-type="float" office:value="1073" table:style-name="ce1">
            <text:p>1073</text:p>
          </table:table-cell>
          <table:table-cell office:value-type="string" table:style-name="ce2">
            <text:p>11.02.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a</text:p>
          </table:table-cell>
          <table:table-cell table:number-columns-repeated="2" table:style-name="ce1"/>
          <table:table-cell office:value-type="float" office:value="1180" table:style-name="ce1">
            <text:p>1180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a</text:p>
          </table:table-cell>
          <table:table-cell table:number-columns-repeated="2" table:style-name="ce1"/>
          <table:table-cell office:value-type="float" office:value="1213" table:style-name="ce1">
            <text:p>1213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a</text:p>
          </table:table-cell>
          <table:table-cell table:number-columns-repeated="2" table:style-name="ce1"/>
          <table:table-cell office:value-type="float" office:value="1291" table:style-name="ce1">
            <text:p>1291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</text:p>
          </table:table-cell>
          <table:table-cell table:number-columns-repeated="2" table:style-name="ce1"/>
          <table:table-cell office:value-type="float" office:value="1052" table:style-name="ce1">
            <text:p>1052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</text:p>
          </table:table-cell>
          <table:table-cell table:number-columns-repeated="2" table:style-name="ce1"/>
          <table:table-cell office:value-type="float" office:value="1801" table:style-name="ce1">
            <text:p>1801</text:p>
          </table:table-cell>
          <table:table-cell office:value-type="string" table:style-name="ce2">
            <text:p>13.02.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</text:p>
          </table:table-cell>
          <table:table-cell table:number-columns-repeated="2" table:style-name="ce1"/>
          <table:table-cell office:value-type="float" office:value="1867" table:style-name="ce1">
            <text:p>1867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</text:p>
          </table:table-cell>
          <table:table-cell table:number-columns-repeated="2" table:style-name="ce1"/>
          <table:table-cell office:value-type="float" office:value="2000" table:style-name="ce1">
            <text:p>2000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</text:p>
          </table:table-cell>
          <table:table-cell table:number-columns-repeated="2" table:style-name="ce1"/>
          <table:table-cell office:value-type="float" office:value="2000" table:style-name="ce1">
            <text:p>2000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ane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n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n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string" table:style-name="ce2">
            <text:p>24.07.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nc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nc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61" table:style-name="ce1">
            <text:p>1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nc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nce</text:p>
          </table:table-cell>
          <table:table-cell table:number-columns-repeated="2" table:style-name="ce1"/>
          <table:table-cell office:value-type="float" office:value="1071" table:style-name="ce1">
            <text:p>1071</text:p>
          </table:table-cell>
          <table:table-cell office:value-type="float" office:value="1957" table:style-name="ce1">
            <text:p>19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nce</text:p>
          </table:table-cell>
          <table:table-cell table:number-columns-repeated="2" table:style-name="ce1"/>
          <table:table-cell office:value-type="float" office:value="1134" table:style-name="ce1">
            <text:p>1134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nce</text:p>
          </table:table-cell>
          <table:table-cell table:number-columns-repeated="2" table:style-name="ce1"/>
          <table:table-cell office:value-type="float" office:value="1425" table:style-name="ce1">
            <text:p>1425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nce</text:p>
          </table:table-cell>
          <table:table-cell table:number-columns-repeated="2" table:style-name="ce1"/>
          <table:table-cell office:value-type="float" office:value="2016" table:style-name="ce1">
            <text:p>2016</text:p>
          </table:table-cell>
          <table:table-cell office:value-type="float" office:value="1965" table:style-name="ce1">
            <text:p>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èn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81" table:style-name="ce1">
            <text:p>19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nt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nt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nt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nt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nt</text:p>
          </table:table-cell>
          <table:table-cell table:number-columns-repeated="2" table:style-name="ce1"/>
          <table:table-cell office:value-type="float" office:value="1950" table:style-name="ce1">
            <text:p>1950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nt</text:p>
          </table:table-cell>
          <table:table-cell table:number-columns-repeated="2" table:style-name="ce1"/>
          <table:table-cell office:value-type="float" office:value="74500" table:style-name="ce1">
            <text:p>74500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a</text:p>
          </table:table-cell>
          <table:table-cell table:number-columns-repeated="2" table:style-name="ce1"/>
          <table:table-cell office:value-type="float" office:value="1950" table:style-name="ce1">
            <text:p>1950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a</text:p>
          </table:table-cell>
          <table:table-cell table:number-columns-repeated="3" table:style-name="ce1"/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éa</text:p>
          </table:table-cell>
          <table:table-cell table:number-columns-repeated="2" table:style-name="ce1"/>
          <table:table-cell office:value-type="float" office:value="1028" table:style-name="ce1">
            <text:p>1028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éa</text:p>
          </table:table-cell>
          <table:table-cell table:number-columns-repeated="2" table:style-name="ce1"/>
          <table:table-cell office:value-type="float" office:value="1141" table:style-name="ce1">
            <text:p>1141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éa</text:p>
          </table:table-cell>
          <table:table-cell table:number-columns-repeated="2" table:style-name="ce1"/>
          <table:table-cell office:value-type="string" table:style-name="ce2">
            <text:p>100+</text:p>
          </table:table-cell>
          <table:table-cell office:value-type="float" office:value="1987" table:style-name="ce1">
            <text:p>19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ah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anne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string" table:style-name="ce2">
            <text:p>19.05.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ila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string" table:style-name="ce2">
            <text:p>17.10.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na</text:p>
          </table:table-cell>
          <table:table-cell table:number-columns-repeated="2" table:style-name="ce1"/>
          <table:table-cell office:value-type="float" office:value="1196" table:style-name="ce1">
            <text:p>1196</text:p>
          </table:table-cell>
          <table:table-cell office:value-type="string" table:style-name="ce2">
            <text:p>04.04.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o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éon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éonard</text:p>
          </table:table-cell>
          <table:table-cell table:number-columns-repeated="2" table:style-name="ce1"/>
          <table:table-cell office:value-type="float" office:value="1630" table:style-name="ce1">
            <text:p>1630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onor</text:p>
          </table:table-cell>
          <table:table-cell table:number-columns-repeated="2" table:style-name="ce1"/>
          <table:table-cell office:value-type="float" office:value="1023" table:style-name="ce1">
            <text:p>1023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éonore</text:p>
          </table:table-cell>
          <table:table-cell table:number-columns-repeated="2" table:style-name="ce1"/>
          <table:table-cell office:value-type="float" office:value="1814" table:style-name="ce1">
            <text:p>1814</text:p>
          </table:table-cell>
          <table:table-cell office:value-type="float" office:value="1987" table:style-name="ce1">
            <text:p>19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ticia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yl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79" table:style-name="ce1">
            <text:p>19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adan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dwine</text:p>
          </table:table-cell>
          <table:table-cell table:number-columns-repeated="3" table:style-name="ce1"/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lian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liane</text:p>
          </table:table-cell>
          <table:table-cell table:number-columns-repeated="2" table:style-name="ce1"/>
          <table:table-cell office:value-type="float" office:value="1196" table:style-name="ce1">
            <text:p>1196</text:p>
          </table:table-cell>
          <table:table-cell office:value-type="float" office:value="1981" table:style-name="ce1">
            <text:p>19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ly</text:p>
          </table:table-cell>
          <table:table-cell table:number-columns-repeated="2" table:style-name="ce1"/>
          <table:table-cell office:value-type="float" office:value="2900" table:style-name="ce1">
            <text:p>2900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na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float" office:value="2008" table:style-name="ce1">
            <text:p>2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nda</text:p>
          </table:table-cell>
          <table:table-cell table:number-columns-repeated="2" table:style-name="ce1"/>
          <table:table-cell office:value-type="float" office:value="1090" table:style-name="ce1">
            <text:p>1090</text:p>
          </table:table-cell>
          <table:table-cell office:value-type="float" office:value="1951" table:style-name="ce1">
            <text:p>19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nda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nda</text:p>
          </table:table-cell>
          <table:table-cell table:number-columns-repeated="2" table:style-name="ce1"/>
          <table:table-cell office:value-type="float" office:value="1803" table:style-name="ce1">
            <text:p>1803</text:p>
          </table:table-cell>
          <table:table-cell office:value-type="float" office:value="1982" table:style-name="ce1">
            <text:p>19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ne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nné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no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float" office:value="2010" table:style-name="ce1">
            <text:p>20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onel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19.12.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onel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onel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a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string" table:style-name="ce2">
            <text:p>20.07.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a</text:p>
          </table:table-cell>
          <table:table-cell table:number-columns-repeated="3" table:style-name="ce1"/>
          <table:table-cell office:value-type="float" office:value="1968" table:style-name="ce1">
            <text:p>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2" table:style-name="ce1">
            <text:p>19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e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ette</text:p>
          </table:table-cell>
          <table:table-cell table:number-columns-repeated="2" table:style-name="ce1"/>
          <table:table-cell office:value-type="float" office:value="1085" table:style-name="ce1">
            <text:p>1085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ïc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ïc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06.03.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ïc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ïc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2005" table:style-name="ce1">
            <text:p>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ïc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string" table:style-name="ce2">
            <text:p>12.02.1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ïc</text:p>
          </table:table-cell>
          <table:table-cell table:number-columns-repeated="2" table:style-name="ce1"/>
          <table:table-cell office:value-type="float" office:value="1041" table:style-name="ce1">
            <text:p>1041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ïc</text:p>
          </table:table-cell>
          <table:table-cell table:number-columns-repeated="2" table:style-name="ce1"/>
          <table:table-cell office:value-type="float" office:value="1950" table:style-name="ce1">
            <text:p>1950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is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04.04.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la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2">
            <text:p>12.06.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l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2007" table:style-name="ce1">
            <text:p>20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la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la</text:p>
          </table:table-cell>
          <table:table-cell table:number-columns-repeated="2" table:style-name="ce1"/>
          <table:table-cell office:value-type="float" office:value="1260" table:style-name="ce1">
            <text:p>1260</text:p>
          </table:table-cell>
          <table:table-cell office:value-type="string" table:style-name="ce2">
            <text:p>30.06.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la</text:p>
          </table:table-cell>
          <table:table-cell table:number-columns-repeated="2" table:style-name="ce1"/>
          <table:table-cell office:value-type="float" office:value="2052" table:style-name="ce1">
            <text:p>2052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la</text:p>
          </table:table-cell>
          <table:table-cell table:number-columns-repeated="2" table:style-name="ce1"/>
          <table:table-cell office:value-type="float" office:value="2300" table:style-name="ce1">
            <text:p>2300</text:p>
          </table:table-cell>
          <table:table-cell office:value-type="string" table:style-name="ce2">
            <text:p>22.02.20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ne</text:p>
          </table:table-cell>
          <table:table-cell table:number-columns-repeated="2" table:style-name="ce1"/>
          <table:table-cell office:value-type="float" office:value="1197" table:style-name="ce1">
            <text:p>1197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rell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oren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ren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rena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rian</text:p>
          </table:table-cell>
          <table:table-cell table:number-columns-repeated="2" table:style-name="ce1"/>
          <table:table-cell office:value-type="float" office:value="1028" table:style-name="ce1">
            <text:p>1028</text:p>
          </table:table-cell>
          <table:table-cell office:value-type="string" table:style-name="ce2">
            <text:p>04.04.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rina</text:p>
          </table:table-cell>
          <table:table-cell table:number-columns-repeated="2" table:style-name="ce1"/>
          <table:table-cell office:value-type="string" table:style-name="ce1">
            <text:p>1268 Burtigny</text:p>
          </table:table-cell>
          <table:table-cell office:value-type="string" table:style-name="ce2">
            <text:p>30.07.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u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ua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uis</text:p>
          </table:table-cell>
          <table:table-cell table:number-columns-repeated="2" table:style-name="ce1"/>
          <table:table-cell office:value-type="float" office:value="1084" table:style-name="ce1">
            <text:p>1084</text:p>
          </table:table-cell>
          <table:table-cell office:value-type="float" office:value="2008" table:style-name="ce1">
            <text:p>2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uis</text:p>
          </table:table-cell>
          <table:table-cell table:number-columns-repeated="2" table:style-name="ce1"/>
          <table:table-cell office:value-type="float" office:value="1170" table:style-name="ce1">
            <text:p>1170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ui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ouise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uise</text:p>
          </table:table-cell>
          <table:table-cell table:number-columns-repeated="2" table:style-name="ce1"/>
          <table:table-cell office:value-type="float" office:value="1239" table:style-name="ce1">
            <text:p>1239</text:p>
          </table:table-cell>
          <table:table-cell office:value-type="float" office:value="2005" table:style-name="ce1">
            <text:p>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uise</text:p>
          </table:table-cell>
          <table:table-cell table:number-columns-repeated="2" table:style-name="ce1"/>
          <table:table-cell office:value-type="float" office:value="1297" table:style-name="ce1">
            <text:p>1297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uma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string" table:style-name="ce2">
            <text:p>24.10.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an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ana</text:p>
          </table:table-cell>
          <table:table-cell table:number-columns-repeated="2" table:style-name="ce1"/>
          <table:table-cell office:value-type="float" office:value="1304" table:style-name="ce1">
            <text:p>1304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ane</text:p>
          </table:table-cell>
          <table:table-cell table:number-columns-repeated="2" table:style-name="ce1"/>
          <table:table-cell office:value-type="float" office:value="1418" table:style-name="ce1">
            <text:p>1418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string" table:style-name="ce1">
            <text:p>011 »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</text:p>
          </table:table-cell>
          <table:table-cell table:number-columns-repeated="2" table:style-name="ce1"/>
          <table:table-cell office:value-type="float" office:value="1726" table:style-name="ce1">
            <text:p>1726</text:p>
          </table:table-cell>
          <table:table-cell office:value-type="float" office:value="1952" table:style-name="ce1">
            <text:p>19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a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a</text:p>
          </table:table-cell>
          <table:table-cell table:number-columns-repeated="2" table:style-name="ce1"/>
          <table:table-cell office:value-type="float" office:value="1226" table:style-name="ce1">
            <text:p>1226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as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ia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float" office:value="2005" table:style-name="ce1">
            <text:p>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i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i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i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i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ien</text:p>
          </table:table-cell>
          <table:table-cell table:number-columns-repeated="2" table:style-name="ce1"/>
          <table:table-cell office:value-type="float" office:value="1082" table:style-name="ce1">
            <text:p>1082</text:p>
          </table:table-cell>
          <table:table-cell office:value-type="float" office:value="2008" table:style-name="ce1">
            <text:p>2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il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il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ucrèce</text:p>
          </table:table-cell>
          <table:table-cell table:number-columns-repeated="2" table:style-name="ce1"/>
          <table:table-cell office:value-type="float" office:value="1630" table:style-name="ce1">
            <text:p>1630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divin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divine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is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17.12.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kas</text:p>
          </table:table-cell>
          <table:table-cell table:number-columns-repeated="2" table:style-name="ce1"/>
          <table:table-cell office:value-type="float" office:value="1200" table:style-name="ce1">
            <text:p>1200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n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ydi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85" table:style-name="ce1">
            <text:p>19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ydia</text:p>
          </table:table-cell>
          <table:table-cell table:number-columns-repeated="2" table:style-name="ce1"/>
          <table:table-cell office:value-type="float" office:value="1317" table:style-name="ce1">
            <text:p>1317</text:p>
          </table:table-cell>
          <table:table-cell office:value-type="string" table:style-name="ce1">
            <text:p>05/03/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y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ch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string" table:style-name="ce2">
            <text:p>22.03.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deleine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51" table:style-name="ce1">
            <text:p>19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deleine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float" office:value="1961" table:style-name="ce1">
            <text:p>1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delei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ël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ena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gali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05.12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gali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gali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string" table:style-name="ce1">
            <text:p>16-04-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gali</text:p>
          </table:table-cell>
          <table:table-cell table:number-columns-repeated="2" table:style-name="ce1"/>
          <table:table-cell office:value-type="float" office:value="1071" table:style-name="ce1">
            <text:p>1071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gali</text:p>
          </table:table-cell>
          <table:table-cell table:number-columns-repeated="2" table:style-name="ce1"/>
          <table:table-cell office:value-type="float" office:value="8400" table:style-name="ce1">
            <text:p>8400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gal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gdalena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ï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2005" table:style-name="ce1">
            <text:p>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ïwenn</text:p>
          </table:table-cell>
          <table:table-cell table:number-columns-repeated="2" table:style-name="ce1"/>
          <table:table-cell office:value-type="float" office:value="1822" table:style-name="ce1">
            <text:p>1822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ksym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string" table:style-name="ce2">
            <text:p>05.09.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lak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62" table:style-name="ce1">
            <text:p>19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dy</text:p>
          </table:table-cell>
          <table:table-cell table:number-columns-repeated="2" table:style-name="ce1"/>
          <table:table-cell office:value-type="float" office:value="1116" table:style-name="ce1">
            <text:p>1116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on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on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on</text:p>
          </table:table-cell>
          <table:table-cell table:number-columns-repeated="2" table:style-name="ce1"/>
          <table:table-cell office:value-type="float" office:value="69007" table:style-name="ce1">
            <text:p>69007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tel</text:p>
          </table:table-cell>
          <table:table-cell table:number-columns-repeated="2" table:style-name="ce1"/>
          <table:table-cell office:value-type="float" office:value="1815" table:style-name="ce1">
            <text:p>1815</text:p>
          </table:table-cell>
          <table:table-cell office:value-type="string" table:style-name="ce2">
            <text:p>22 septembre 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uel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13.08.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uel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5" table:style-name="ce1">
            <text:p>19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</text:p>
          </table:table-cell>
          <table:table-cell table:number-columns-repeated="2" table:style-name="ce1"/>
          <table:table-cell office:value-type="float" office:value="1094" table:style-name="ce1">
            <text:p>1094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</text:p>
          </table:table-cell>
          <table:table-cell table:number-columns-repeated="2" table:style-name="ce1"/>
          <table:table-cell office:value-type="float" office:value="1095" table:style-name="ce1">
            <text:p>1095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</text:p>
          </table:table-cell>
          <table:table-cell table:number-columns-repeated="2" table:style-name="ce1"/>
          <table:table-cell office:value-type="float" office:value="1950" table:style-name="ce1">
            <text:p>1950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ello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03.11.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1">
            <text:p>11/11/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y</text:p>
          </table:table-cell>
          <table:table-cell table:number-columns-repeated="2" table:style-name="ce1"/>
          <table:table-cell office:value-type="float" office:value="1806" table:style-name="ce1">
            <text:p>1806</text:p>
          </table:table-cell>
          <table:table-cell office:value-type="float" office:value="1987" table:style-name="ce1">
            <text:p>19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garit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68" table:style-name="ce1">
            <text:p>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gaux</text:p>
          </table:table-cell>
          <table:table-cell table:number-columns-repeated="2" table:style-name="ce1"/>
          <table:table-cell office:value-type="float" office:value="1292" table:style-name="ce1">
            <text:p>1292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got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got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guerit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a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ía</text:p>
          </table:table-cell>
          <table:table-cell table:number-columns-repeated="2" table:style-name="ce1"/>
          <table:table-cell office:value-type="string" table:style-name="ce1">
            <text:p>1006 Lausanne</text:p>
          </table:table-cell>
          <table:table-cell office:value-type="string" table:style-name="ce1">
            <text:p>30-07-19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a Carl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an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angel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ann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ann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61" table:style-name="ce1">
            <text:p>1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anne</text:p>
          </table:table-cell>
          <table:table-cell table:number-columns-repeated="2" table:style-name="ce1"/>
          <table:table-cell office:value-type="float" office:value="1132" table:style-name="ce1">
            <text:p>1132</text:p>
          </table:table-cell>
          <table:table-cell office:value-type="float" office:value="1962" table:style-name="ce1">
            <text:p>19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belle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1962" table:style-name="ce1">
            <text:p>19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2007" table:style-name="ce1">
            <text:p>20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1206" table:style-name="ce1">
            <text:p>1206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1700" table:style-name="ce1">
            <text:p>1700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1814" table:style-name="ce1">
            <text:p>1814</text:p>
          </table:table-cell>
          <table:table-cell office:value-type="float" office:value="1986" table:style-name="ce1">
            <text:p>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1814" table:style-name="ce1">
            <text:p>1814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</text:p>
          </table:table-cell>
          <table:table-cell table:number-columns-repeated="2" table:style-name="ce1"/>
          <table:table-cell office:value-type="float" office:value="1820" table:style-name="ce1">
            <text:p>1820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 Béatrice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1957" table:style-name="ce1">
            <text:p>19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 Jo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58" table:style-name="ce1">
            <text:p>19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-Christine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string" table:style-name="ce1">
            <text:p>12/10/19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-Claire</text:p>
          </table:table-cell>
          <table:table-cell table:number-columns-repeated="2" table:style-name="ce1"/>
          <table:table-cell office:value-type="float" office:value="1091" table:style-name="ce1">
            <text:p>1091</text:p>
          </table:table-cell>
          <table:table-cell office:value-type="float" office:value="1952" table:style-name="ce1">
            <text:p>19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-Claud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53" table:style-name="ce1">
            <text:p>19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-Claude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-Helene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-Isabell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-Jeanne</text:p>
          </table:table-cell>
          <table:table-cell table:number-columns-repeated="2" table:style-name="ce1"/>
          <table:table-cell office:value-type="float" office:value="1814" table:style-name="ce1">
            <text:p>1814</text:p>
          </table:table-cell>
          <table:table-cell office:value-type="float" office:value="1985" table:style-name="ce1">
            <text:p>19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-Lou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-Paul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-Paule</text:p>
          </table:table-cell>
          <table:table-cell table:number-columns-repeated="2" table:style-name="ce1"/>
          <table:table-cell office:value-type="float" office:value="1092" table:style-name="ce1">
            <text:p>1092</text:p>
          </table:table-cell>
          <table:table-cell office:value-type="float" office:value="1968" table:style-name="ce1">
            <text:p>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-Pierr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-Pierre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float" office:value="1968" table:style-name="ce1">
            <text:p>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-Pierre</text:p>
          </table:table-cell>
          <table:table-cell table:number-columns-repeated="2" table:style-name="ce1"/>
          <table:table-cell office:value-type="float" office:value="1527" table:style-name="ce1">
            <text:p>1527</text:p>
          </table:table-cell>
          <table:table-cell office:value-type="string" table:style-name="ce2">
            <text:p>07.06.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lda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24031966" table:style-name="ce1">
            <text:p>2403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lou</text:p>
          </table:table-cell>
          <table:table-cell table:number-columns-repeated="2" table:style-name="ce1"/>
          <table:table-cell office:value-type="float" office:value="1867" table:style-name="ce1">
            <text:p>1867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n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n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na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ne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nette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string" table:style-name="ce2">
            <text:p>21.12.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o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on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59" table:style-name="ce1">
            <text:p>19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on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on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on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sol</text:p>
          </table:table-cell>
          <table:table-cell table:number-columns-repeated="2" table:style-name="ce1"/>
          <table:table-cell office:value-type="float" office:value="1422" table:style-name="ce1">
            <text:p>1422</text:p>
          </table:table-cell>
          <table:table-cell office:value-type="string" table:style-name="ce1">
            <text:p>08/01/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ta</text:p>
          </table:table-cell>
          <table:table-cell table:number-columns-repeated="2" table:style-name="ce1"/>
          <table:table-cell office:value-type="float" office:value="1213" table:style-name="ce1">
            <text:p>1213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tial</text:p>
          </table:table-cell>
          <table:table-cell table:number-columns-repeated="2" table:style-name="ce1"/>
          <table:table-cell office:value-type="float" office:value="1033" table:style-name="ce1">
            <text:p>1033</text:p>
          </table:table-cell>
          <table:table-cell office:value-type="string" table:style-name="ce2">
            <text:p>9.9.19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tin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12.01.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tin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54" table:style-name="ce1">
            <text:p>19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tine</text:p>
          </table:table-cell>
          <table:table-cell table:number-columns-repeated="2" table:style-name="ce1"/>
          <table:table-cell office:value-type="float" office:value="1088" table:style-name="ce1">
            <text:p>1088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tine</text:p>
          </table:table-cell>
          <table:table-cell table:number-columns-repeated="2" table:style-name="ce1"/>
          <table:table-cell office:value-type="float" office:value="1510" table:style-name="ce1">
            <text:p>1510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tine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string" table:style-name="ce2">
            <text:p>22.11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tine</text:p>
          </table:table-cell>
          <table:table-cell table:number-columns-repeated="2" table:style-name="ce1"/>
          <table:table-cell office:value-type="float" office:value="1912" table:style-name="ce1">
            <text:p>1912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tine</text:p>
          </table:table-cell>
          <table:table-cell table:number-columns-repeated="3" table:style-name="ce1"/>
          <table:table-cell office:value-type="float" office:value="1944" table:style-name="ce1">
            <text:p>19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yline</text:p>
          </table:table-cell>
          <table:table-cell table:number-columns-repeated="2" table:style-name="ce1"/>
          <table:table-cell office:value-type="float" office:value="1052" table:style-name="ce1">
            <text:p>1052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ylise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string" table:style-name="ce2">
            <text:p>03 novembre 19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yn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ssimo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ssy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eo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2007" table:style-name="ce1">
            <text:p>20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ias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ias</text:p>
          </table:table-cell>
          <table:table-cell table:number-columns-repeated="2" table:style-name="ce1"/>
          <table:table-cell office:value-type="float" office:value="1266" table:style-name="ce1">
            <text:p>1266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ieu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ild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ild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ild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string" table:style-name="ce1">
            <text:p>10/04/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ilde</text:p>
          </table:table-cell>
          <table:table-cell table:number-columns-repeated="2" table:style-name="ce1"/>
          <table:table-cell office:value-type="float" office:value="1041" table:style-name="ce1">
            <text:p>1041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ilde</text:p>
          </table:table-cell>
          <table:table-cell table:number-columns-repeated="2" table:style-name="ce1"/>
          <table:table-cell office:value-type="float" office:value="1136" table:style-name="ce1">
            <text:p>1136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ilde</text:p>
          </table:table-cell>
          <table:table-cell table:number-columns-repeated="2" table:style-name="ce1"/>
          <table:table-cell office:value-type="float" office:value="1700" table:style-name="ce1">
            <text:p>1700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ilde</text:p>
          </table:table-cell>
          <table:table-cell table:number-columns-repeated="2" table:style-name="ce1"/>
          <table:table-cell office:value-type="string" table:style-name="ce1">
            <text:p>1071 Chexbres</text:p>
          </table:table-cell>
          <table:table-cell office:value-type="float" office:value="2008" table:style-name="ce1">
            <text:p>2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teo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11.02.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thias</text:p>
          </table:table-cell>
          <table:table-cell table:number-columns-repeated="2" table:style-name="ce1"/>
          <table:table-cell office:value-type="float" office:value="1203" table:style-name="ce1">
            <text:p>1203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thieu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thieu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ud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uren</text:p>
          </table:table-cell>
          <table:table-cell table:number-columns-repeated="2" table:style-name="ce1"/>
          <table:table-cell office:value-type="float" office:value="1213" table:style-name="ce1">
            <text:p>1213</text:p>
          </table:table-cell>
          <table:table-cell office:value-type="string" table:style-name="ce2">
            <text:p>19.04.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urizio</text:p>
          </table:table-cell>
          <table:table-cell table:number-columns-repeated="2" table:style-name="ce1"/>
          <table:table-cell office:value-type="float" office:value="74100" table:style-name="ce1">
            <text:p>74100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ence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ime</text:p>
          </table:table-cell>
          <table:table-cell table:number-columns-repeated="2" table:style-name="ce1"/>
          <table:table-cell office:value-type="float" office:value="1023" table:style-name="ce1">
            <text:p>1023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i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ximilien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yss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d Al Amin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string" table:style-name="ce1">
            <text:p>02/10/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égane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hdi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élanie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élani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élanie</text:p>
          </table:table-cell>
          <table:table-cell table:number-columns-repeated="2" table:style-name="ce1"/>
          <table:table-cell office:value-type="float" office:value="1266" table:style-name="ce1">
            <text:p>1266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élanie</text:p>
          </table:table-cell>
          <table:table-cell table:number-columns-repeated="2" table:style-name="ce1"/>
          <table:table-cell office:value-type="float" office:value="2000" table:style-name="ce1">
            <text:p>2000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élany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string" table:style-name="ce2">
            <text:p>10.10.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lina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float" office:value="2008" table:style-name="ce1">
            <text:p>2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lissa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lissa</text:p>
          </table:table-cell>
          <table:table-cell table:number-columns-repeated="2" table:style-name="ce1"/>
          <table:table-cell office:value-type="float" office:value="1700" table:style-name="ce1">
            <text:p>1700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éliss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string" table:style-name="ce2">
            <text:p>14.10.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lvin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rcedes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50" table:style-name="ce1">
            <text:p>19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rcedes</text:p>
          </table:table-cell>
          <table:table-cell table:number-columns-repeated="3" table:style-name="ce1"/>
          <table:table-cell office:value-type="float" office:value="1965" table:style-name="ce1">
            <text:p>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ret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ret</text:p>
          </table:table-cell>
          <table:table-cell table:number-columns-repeated="2" table:style-name="ce1"/>
          <table:table-cell office:value-type="float" office:value="1202" table:style-name="ce1">
            <text:p>1202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ryl</text:p>
          </table:table-cell>
          <table:table-cell table:number-columns-repeated="2" table:style-name="ce1"/>
          <table:table-cell office:value-type="float" office:value="1071" table:style-name="ce1">
            <text:p>1071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caël</text:p>
          </table:table-cell>
          <table:table-cell table:number-columns-repeated="2" table:style-name="ce1"/>
          <table:table-cell office:value-type="float" office:value="1323" table:style-name="ce1">
            <text:p>1323</text:p>
          </table:table-cell>
          <table:table-cell office:value-type="string" table:style-name="ce2">
            <text:p>21.06.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chael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chaell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chel</text:p>
          </table:table-cell>
          <table:table-cell table:number-columns-repeated="2" table:style-name="ce1"/>
          <table:table-cell office:value-type="float" office:value="1093" table:style-name="ce1">
            <text:p>1093</text:p>
          </table:table-cell>
          <table:table-cell office:value-type="float" office:value="1955" table:style-name="ce1">
            <text:p>19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chel</text:p>
          </table:table-cell>
          <table:table-cell table:number-columns-repeated="2" table:style-name="ce1"/>
          <table:table-cell office:value-type="float" office:value="1095" table:style-name="ce1">
            <text:p>1095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chela Laura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string" table:style-name="ce2">
            <text:p>03.09.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chèl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310548" table:style-name="ce1">
            <text:p>3105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chèle</text:p>
          </table:table-cell>
          <table:table-cell table:number-columns-repeated="2" table:style-name="ce1"/>
          <table:table-cell office:value-type="float" office:value="1041" table:style-name="ce1">
            <text:p>1041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hailo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lic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n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2008" table:style-name="ce1">
            <text:p>2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nh Chau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reill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reille</text:p>
          </table:table-cell>
          <table:table-cell table:number-columns-repeated="2" table:style-name="ce1"/>
          <table:table-cell office:value-type="float" office:value="1052" table:style-name="ce1">
            <text:p>1052</text:p>
          </table:table-cell>
          <table:table-cell office:value-type="string" table:style-name="ce2">
            <text:p>05.04.19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reille</text:p>
          </table:table-cell>
          <table:table-cell table:number-columns-repeated="2" table:style-name="ce1"/>
          <table:table-cell office:value-type="float" office:value="1098" table:style-name="ce1">
            <text:p>1098</text:p>
          </table:table-cell>
          <table:table-cell office:value-type="string" table:style-name="ce2">
            <text:p>29.03.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rjana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rko</text:p>
          </table:table-cell>
          <table:table-cell table:number-columns-repeated="2" table:style-name="ce1"/>
          <table:table-cell office:value-type="float" office:value="1802" table:style-name="ce1">
            <text:p>1802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tra</text:p>
          </table:table-cell>
          <table:table-cell table:number-columns-repeated="2" table:style-name="ce1"/>
          <table:table-cell office:value-type="float" office:value="1872" table:style-name="ce1">
            <text:p>1872</text:p>
          </table:table-cell>
          <table:table-cell office:value-type="float" office:value="1982" table:style-name="ce1">
            <text:p>19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L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nik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niqu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65" table:style-name="ce1">
            <text:p>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nique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1955" table:style-name="ce1">
            <text:p>19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nique</text:p>
          </table:table-cell>
          <table:table-cell table:number-columns-repeated="3" table:style-name="ce1"/>
          <table:table-cell office:value-type="string" table:style-name="ce1">
            <text:p>1948 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ntserrat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string" table:style-name="ce1">
            <text:p>01/05/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reno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rgane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rgane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una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uradi</text:p>
          </table:table-cell>
          <table:table-cell table:number-columns-repeated="2" table:style-name="ce1"/>
          <table:table-cell office:value-type="float" office:value="73100" table:style-name="ce1">
            <text:p>73100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uriel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uriel</text:p>
          </table:table-cell>
          <table:table-cell table:number-columns-repeated="2" table:style-name="ce1"/>
          <table:table-cell office:value-type="float" office:value="1315" table:style-name="ce1">
            <text:p>1315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uriell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urielle</text:p>
          </table:table-cell>
          <table:table-cell table:number-columns-repeated="2" table:style-name="ce1"/>
          <table:table-cell office:value-type="float" office:value="1231" table:style-name="ce1">
            <text:p>1231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us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1">
            <text:p>15-07-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ya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ylèn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81" table:style-name="ce1">
            <text:p>19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yriam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yriam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yriam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yriam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yriam</text:p>
          </table:table-cell>
          <table:table-cell table:number-columns-repeated="2" table:style-name="ce1"/>
          <table:table-cell office:value-type="float" office:value="1820" table:style-name="ce1">
            <text:p>1820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yriam</text:p>
          </table:table-cell>
          <table:table-cell table:number-columns-repeated="2" table:style-name="ce1"/>
          <table:table-cell office:value-type="float" office:value="3015" table:style-name="ce1">
            <text:p>3015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dèg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16.04.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dia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dine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ila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im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ima</text:p>
          </table:table-cell>
          <table:table-cell table:number-columns-repeated="2" table:style-name="ce1"/>
          <table:table-cell office:value-type="float" office:value="75003" table:style-name="ce1">
            <text:p>75003</text:p>
          </table:table-cell>
          <table:table-cell office:value-type="float" office:value="1986" table:style-name="ce1">
            <text:p>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la</text:p>
          </table:table-cell>
          <table:table-cell table:number-columns-repeated="2" table:style-name="ce1"/>
          <table:table-cell office:value-type="float" office:value="1337" table:style-name="ce1">
            <text:p>1337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lini</text:p>
          </table:table-cell>
          <table:table-cell table:number-columns-repeated="2" table:style-name="ce1"/>
          <table:table-cell office:value-type="float" office:value="75010" table:style-name="ce1">
            <text:p>75010</text:p>
          </table:table-cell>
          <table:table-cell office:value-type="string" table:style-name="ce1">
            <text:p>03/09/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ncy</text:p>
          </table:table-cell>
          <table:table-cell table:number-columns-repeated="2" table:style-name="ce1"/>
          <table:table-cell office:value-type="float" office:value="1180" table:style-name="ce1">
            <text:p>1180</text:p>
          </table:table-cell>
          <table:table-cell office:value-type="string" table:style-name="ce2">
            <text:p>25.06.2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acha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2">
            <text:p>03.12.19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acha</text:p>
          </table:table-cell>
          <table:table-cell table:number-columns-repeated="2" table:style-name="ce1"/>
          <table:table-cell office:value-type="float" office:value="1055" table:style-name="ce1">
            <text:p>1055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alia</text:p>
          </table:table-cell>
          <table:table-cell table:number-columns-repeated="2" table:style-name="ce1"/>
          <table:table-cell office:value-type="float" office:value="1820" table:style-name="ce1">
            <text:p>1820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ascha</text:p>
          </table:table-cell>
          <table:table-cell table:number-columns-repeated="2" table:style-name="ce1"/>
          <table:table-cell office:value-type="float" office:value="1023" table:style-name="ce1">
            <text:p>1023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asha</text:p>
          </table:table-cell>
          <table:table-cell table:number-columns-repeated="2" table:style-name="ce1"/>
          <table:table-cell office:value-type="float" office:value="1802" table:style-name="ce1">
            <text:p>1802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1063" table:style-name="ce1">
            <text:p>1063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1224" table:style-name="ce1">
            <text:p>1224</text:p>
          </table:table-cell>
          <table:table-cell office:value-type="float" office:value="1961" table:style-name="ce1">
            <text:p>1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1295" table:style-name="ce1">
            <text:p>1295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1417" table:style-name="ce1">
            <text:p>1417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1868" table:style-name="ce1">
            <text:p>1868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halie</text:p>
          </table:table-cell>
          <table:table-cell table:number-columns-repeated="2" table:style-name="ce1"/>
          <table:table-cell office:value-type="float" office:value="75019" table:style-name="ce1">
            <text:p>75019</text:p>
          </table:table-cell>
          <table:table-cell office:value-type="float" office:value="1965" table:style-name="ce1">
            <text:p>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han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han</text:p>
          </table:table-cell>
          <table:table-cell table:number-columns-repeated="2" table:style-name="ce1"/>
          <table:table-cell office:value-type="float" office:value="1903" table:style-name="ce1">
            <text:p>1903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taly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lia</text:p>
          </table:table-cell>
          <table:table-cell table:number-columns-repeated="2" table:style-name="ce1"/>
          <table:table-cell office:value-type="float" office:value="1470" table:style-name="ce1">
            <text:p>1470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ola</text:p>
          </table:table-cell>
          <table:table-cell table:number-columns-repeated="2" table:style-name="ce1"/>
          <table:table-cell office:value-type="float" office:value="1090" table:style-name="ce1">
            <text:p>1090</text:p>
          </table:table-cell>
          <table:table-cell office:value-type="string" table:style-name="ce2">
            <text:p>15.05.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ola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13.03.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olas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olas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olas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65" table:style-name="ce1">
            <text:p>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olas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string" table:style-name="ce2">
            <text:p>16.02.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olas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string" table:style-name="ce2">
            <text:p>10.03.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olas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olas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olas</text:p>
          </table:table-cell>
          <table:table-cell table:number-columns-repeated="2" table:style-name="ce1"/>
          <table:table-cell office:value-type="float" office:value="1806" table:style-name="ce1">
            <text:p>1806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ol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ol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65" table:style-name="ce1">
            <text:p>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ol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85" table:style-name="ce1">
            <text:p>19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ole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ole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float" office:value="1961" table:style-name="ce1">
            <text:p>1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ole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60" table:style-name="ce1">
            <text:p>19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ole</text:p>
          </table:table-cell>
          <table:table-cell table:number-columns-repeated="2" table:style-name="ce1"/>
          <table:table-cell office:value-type="float" office:value="1113" table:style-name="ce1">
            <text:p>1113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ole</text:p>
          </table:table-cell>
          <table:table-cell table:number-columns-repeated="2" table:style-name="ce1"/>
          <table:table-cell office:value-type="float" office:value="1894" table:style-name="ce1">
            <text:p>1894</text:p>
          </table:table-cell>
          <table:table-cell office:value-type="string" table:style-name="ce2">
            <text:p>27.01.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kol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kola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ls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ah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ah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string" table:style-name="ce2">
            <text:p>12 mai 20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ah</text:p>
          </table:table-cell>
          <table:table-cell table:number-columns-repeated="2" table:style-name="ce1"/>
          <table:table-cell office:value-type="float" office:value="3972" table:style-name="ce1">
            <text:p>3972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am</text:p>
          </table:table-cell>
          <table:table-cell table:number-columns-repeated="2" table:style-name="ce1"/>
          <table:table-cell office:value-type="float" office:value="1169" table:style-name="ce1">
            <text:p>1169</text:p>
          </table:table-cell>
          <table:table-cell office:value-type="float" office:value="2005" table:style-name="ce1">
            <text:p>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emie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1985" table:style-name="ce1">
            <text:p>19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émi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string" table:style-name="ce1">
            <text:p>23/06/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émie</text:p>
          </table:table-cell>
          <table:table-cell table:number-columns-repeated="2" table:style-name="ce1"/>
          <table:table-cell office:value-type="float" office:value="1208" table:style-name="ce1">
            <text:p>1208</text:p>
          </table:table-cell>
          <table:table-cell office:value-type="string" table:style-name="ce2">
            <text:p>06.10.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lwen</text:p>
          </table:table-cell>
          <table:table-cell table:number-columns-repeated="2" table:style-name="ce1"/>
          <table:table-cell office:value-type="float" office:value="1820" table:style-name="ce1">
            <text:p>1820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ris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string" table:style-name="ce2">
            <text:p>12.05.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ur Eliz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céane</text:p>
          </table:table-cell>
          <table:table-cell table:number-columns-repeated="2" table:style-name="ce1"/>
          <table:table-cell office:value-type="float" office:value="1026" table:style-name="ce1">
            <text:p>1026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céane</text:p>
          </table:table-cell>
          <table:table-cell table:number-columns-repeated="2" table:style-name="ce1"/>
          <table:table-cell office:value-type="float" office:value="1073" table:style-name="ce1">
            <text:p>1073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eksandra</text:p>
          </table:table-cell>
          <table:table-cell table:number-columns-repeated="2" table:style-name="ce1"/>
          <table:table-cell office:value-type="float" office:value="1114" table:style-name="ce1">
            <text:p>1114</text:p>
          </table:table-cell>
          <table:table-cell office:value-type="float" office:value="2007" table:style-name="ce1">
            <text:p>20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ivia</text:p>
          </table:table-cell>
          <table:table-cell table:number-columns-repeated="2" table:style-name="ce1"/>
          <table:table-cell office:value-type="float" office:value="1029" table:style-name="ce1">
            <text:p>1029</text:p>
          </table:table-cell>
          <table:table-cell office:value-type="string" table:style-name="ce2">
            <text:p>21.09.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ivia</text:p>
          </table:table-cell>
          <table:table-cell table:number-columns-repeated="2" table:style-name="ce1"/>
          <table:table-cell office:value-type="string" table:style-name="ce1">
            <text:p>1006 Lausanne</text:p>
          </table:table-cell>
          <table:table-cell office:value-type="float" office:value="1957" table:style-name="ce1">
            <text:p>19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81" table:style-name="ce1">
            <text:p>19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1038" table:style-name="ce1">
            <text:p>1038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1092" table:style-name="ce1">
            <text:p>1092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1205" table:style-name="ce1">
            <text:p>1205</text:p>
          </table:table-cell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1208" table:style-name="ce1">
            <text:p>1208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1214" table:style-name="ce1">
            <text:p>1214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1224" table:style-name="ce1">
            <text:p>1224</text:p>
          </table:table-cell>
          <table:table-cell office:value-type="float" office:value="1960" table:style-name="ce1">
            <text:p>19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1610" table:style-name="ce1">
            <text:p>1610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ivier</text:p>
          </table:table-cell>
          <table:table-cell table:number-columns-repeated="2" table:style-name="ce1"/>
          <table:table-cell office:value-type="float" office:value="8808" table:style-name="ce1">
            <text:p>8808</text:p>
          </table:table-cell>
          <table:table-cell office:value-type="float" office:value="13111973" table:style-name="ce1">
            <text:p>1311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Ömer Kan</text:p>
          </table:table-cell>
          <table:table-cell table:number-columns-repeated="2" table:style-name="ce1"/>
          <table:table-cell office:value-type="float" office:value="1217" table:style-name="ce1">
            <text:p>1217</text:p>
          </table:table-cell>
          <table:table-cell office:value-type="string" table:style-name="ce2">
            <text:p>14.02.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ndine</text:p>
          </table:table-cell>
          <table:table-cell table:number-columns-repeated="2" table:style-name="ce1"/>
          <table:table-cell office:value-type="float" office:value="1163" table:style-name="ce1">
            <text:p>1163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hélie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hélie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i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string" table:style-name="ce2">
            <text:p>07.04.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ian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iane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scar</text:p>
          </table:table-cell>
          <table:table-cell table:number-columns-repeated="2" table:style-name="ce1"/>
          <table:table-cell office:value-type="float" office:value="1135" table:style-name="ce1">
            <text:p>1135</text:p>
          </table:table-cell>
          <table:table-cell office:value-type="float" office:value="2007" table:style-name="ce1">
            <text:p>20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tilia</text:p>
          </table:table-cell>
          <table:table-cell table:number-columns-repeated="2" table:style-name="ce1"/>
          <table:table-cell office:value-type="float" office:value="1052" table:style-name="ce1">
            <text:p>1052</text:p>
          </table:table-cell>
          <table:table-cell office:value-type="float" office:value="1957" table:style-name="ce1">
            <text:p>19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wain</text:p>
          </table:table-cell>
          <table:table-cell table:number-columns-repeated="2" table:style-name="ce1"/>
          <table:table-cell office:value-type="float" office:value="1169" table:style-name="ce1">
            <text:p>1169</text:p>
          </table:table-cell>
          <table:table-cell office:value-type="string" table:style-name="ce2">
            <text:p>07.10.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nayiotis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2">
            <text:p>24.09.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ola</text:p>
          </table:table-cell>
          <table:table-cell table:number-columns-repeated="2" table:style-name="ce1"/>
          <table:table-cell office:value-type="float" office:value="1071" table:style-name="ce1">
            <text:p>1071</text:p>
          </table:table-cell>
          <table:table-cell office:value-type="string" table:style-name="ce2">
            <text:p>17.12.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scal</text:p>
          </table:table-cell>
          <table:table-cell table:number-columns-repeated="2" table:style-name="ce1"/>
          <table:table-cell office:value-type="float" office:value="1025" table:style-name="ce1">
            <text:p>1025</text:p>
          </table:table-cell>
          <table:table-cell office:value-type="float" office:value="1985" table:style-name="ce1">
            <text:p>19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scal</text:p>
          </table:table-cell>
          <table:table-cell table:number-columns-repeated="2" table:style-name="ce1"/>
          <table:table-cell office:value-type="float" office:value="1867" table:style-name="ce1">
            <text:p>1867</text:p>
          </table:table-cell>
          <table:table-cell office:value-type="string" table:style-name="ce2">
            <text:p>30.10.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scal</text:p>
          </table:table-cell>
          <table:table-cell table:number-columns-repeated="3" table:style-name="ce1"/>
          <table:table-cell office:value-type="string" table:style-name="ce2">
            <text:p>11.07.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scale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scale</text:p>
          </table:table-cell>
          <table:table-cell table:number-columns-repeated="2" table:style-name="ce1"/>
          <table:table-cell office:value-type="float" office:value="1092" table:style-name="ce1">
            <text:p>1092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scale</text:p>
          </table:table-cell>
          <table:table-cell table:number-columns-repeated="2" table:style-name="ce1"/>
          <table:table-cell office:value-type="float" office:value="1093" table:style-name="ce1">
            <text:p>1093</text:p>
          </table:table-cell>
          <table:table-cell office:value-type="float" office:value="1968" table:style-name="ce1">
            <text:p>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rice</text:p>
          </table:table-cell>
          <table:table-cell table:number-columns-repeated="2" table:style-name="ce1"/>
          <table:table-cell office:value-type="float" office:value="1228" table:style-name="ce1">
            <text:p>1228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rici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1">
            <text:p>10/01/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rici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rici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ricia</text:p>
          </table:table-cell>
          <table:table-cell table:number-columns-repeated="2" table:style-name="ce1"/>
          <table:table-cell office:value-type="float" office:value="1028" table:style-name="ce1">
            <text:p>1028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ricia</text:p>
          </table:table-cell>
          <table:table-cell table:number-columns-repeated="2" table:style-name="ce1"/>
          <table:table-cell office:value-type="float" office:value="1032" table:style-name="ce1">
            <text:p>1032</text:p>
          </table:table-cell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ricia</text:p>
          </table:table-cell>
          <table:table-cell table:number-columns-repeated="2" table:style-name="ce1"/>
          <table:table-cell office:value-type="float" office:value="1095" table:style-name="ce1">
            <text:p>1095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ricio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27.10.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rick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20021965" table:style-name="ce1">
            <text:p>2002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rick</text:p>
          </table:table-cell>
          <table:table-cell table:number-columns-repeated="2" table:style-name="ce1"/>
          <table:table-cell office:value-type="float" office:value="1040" table:style-name="ce1">
            <text:p>1040</text:p>
          </table:table-cell>
          <table:table-cell office:value-type="float" office:value="1960" table:style-name="ce1">
            <text:p>19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rick</text:p>
          </table:table-cell>
          <table:table-cell table:number-columns-repeated="2" table:style-name="ce1"/>
          <table:table-cell office:value-type="float" office:value="1733" table:style-name="ce1">
            <text:p>1733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ric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trizi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ul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87" table:style-name="ce1">
            <text:p>19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ula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string" table:style-name="ce1">
            <text:p>09/12/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ulin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string" table:style-name="ce2">
            <text:p>30.01.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ulin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uline</text:p>
          </table:table-cell>
          <table:table-cell table:number-columns-repeated="2" table:style-name="ce1"/>
          <table:table-cell office:value-type="float" office:value="1206" table:style-name="ce1">
            <text:p>1206</text:p>
          </table:table-cell>
          <table:table-cell office:value-type="float" office:value="1986" table:style-name="ce1">
            <text:p>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dro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string" table:style-name="ce2">
            <text:p>05.08.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e</text:p>
          </table:table-cell>
          <table:table-cell table:number-columns-repeated="2" table:style-name="ce1"/>
          <table:table-cell office:value-type="float" office:value="1209" table:style-name="ce1">
            <text:p>1209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2007" table:style-name="ce1">
            <text:p>20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ri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vench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ter</text:p>
          </table:table-cell>
          <table:table-cell table:number-columns-repeated="2" table:style-name="ce1"/>
          <table:table-cell office:value-type="float" office:value="1025" table:style-name="ce1">
            <text:p>1025</text:p>
          </table:table-cell>
          <table:table-cell office:value-type="float" office:value="1965" table:style-name="ce1">
            <text:p>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tko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ilipp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86" table:style-name="ce1">
            <text:p>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ilipp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string" table:style-name="ce2">
            <text:p>03.06.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ilipp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ilipp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ilippe</text:p>
          </table:table-cell>
          <table:table-cell table:number-columns-repeated="2" table:style-name="ce1"/>
          <table:table-cell office:value-type="float" office:value="1033" table:style-name="ce1">
            <text:p>1033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ilippe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float" office:value="1957" table:style-name="ce1">
            <text:p>19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ilippe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46" table:style-name="ce1">
            <text:p>19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ilippe</text:p>
          </table:table-cell>
          <table:table-cell table:number-columns-repeated="2" table:style-name="ce1"/>
          <table:table-cell office:value-type="float" office:value="1304" table:style-name="ce1">
            <text:p>1304</text:p>
          </table:table-cell>
          <table:table-cell office:value-type="float" office:value="1957" table:style-name="ce1">
            <text:p>19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ilippe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uc Long</text:p>
          </table:table-cell>
          <table:table-cell table:number-columns-repeated="2" table:style-name="ce1"/>
          <table:table-cell office:value-type="float" office:value="1023" table:style-name="ce1">
            <text:p>1023</text:p>
          </table:table-cell>
          <table:table-cell office:value-type="string" table:style-name="ce2">
            <text:p>18.09.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err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erre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err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46" table:style-name="ce1">
            <text:p>19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erre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erre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erre</text:p>
          </table:table-cell>
          <table:table-cell table:number-columns-repeated="2" table:style-name="ce1"/>
          <table:table-cell office:value-type="float" office:value="1097" table:style-name="ce1">
            <text:p>1097</text:p>
          </table:table-cell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erre-Philippe</text:p>
          </table:table-cell>
          <table:table-cell table:number-columns-repeated="2" table:style-name="ce1"/>
          <table:table-cell office:value-type="float" office:value="1033" table:style-name="ce1">
            <text:p>1033</text:p>
          </table:table-cell>
          <table:table-cell office:value-type="float" office:value="1955" table:style-name="ce1">
            <text:p>19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errick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scill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thvi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chel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string" table:style-name="ce1">
            <text:p>1987.02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chel</text:p>
          </table:table-cell>
          <table:table-cell table:number-columns-repeated="2" table:style-name="ce1"/>
          <table:table-cell office:value-type="float" office:value="1028" table:style-name="ce1">
            <text:p>1028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du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string" table:style-name="ce2">
            <text:p>25.08.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ffael</text:p>
          </table:table-cell>
          <table:table-cell table:number-columns-repeated="2" table:style-name="ce1"/>
          <table:table-cell office:value-type="float" office:value="1093" table:style-name="ce1">
            <text:p>1093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ni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phael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phaël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1">
            <text:p>06/11/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phaëlla</text:p>
          </table:table-cell>
          <table:table-cell table:number-columns-repeated="2" table:style-name="ce1"/>
          <table:table-cell office:value-type="float" office:value="1820" table:style-name="ce1">
            <text:p>1820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phaëll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phèle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quel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tana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string" table:style-name="ce2">
            <text:p>28.02.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ymond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44" table:style-name="ce1">
            <text:p>19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beca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2">
            <text:p>30.09.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becca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becca</text:p>
          </table:table-cell>
          <table:table-cell table:number-columns-repeated="2" table:style-name="ce1"/>
          <table:table-cell office:value-type="float" office:value="1023" table:style-name="ce1">
            <text:p>1023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égis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1981" table:style-name="ce1">
            <text:p>19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égis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string" table:style-name="ce2">
            <text:p>25.04.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émi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string" table:style-name="ce2">
            <text:p>26.02.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nat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NE</text:p>
          </table:table-cell>
          <table:table-cell table:number-columns-repeated="3" table:style-name="ce1"/>
          <table:table-cell office:value-type="string" table:style-name="ce2">
            <text:p>28.10.19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za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z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cardo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string" table:style-name="ce2">
            <text:p>02.04.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ccardo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char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ek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nor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02.04.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bert</text:p>
          </table:table-cell>
          <table:table-cell table:number-columns-repeated="2" table:style-name="ce1"/>
          <table:table-cell office:value-type="float" office:value="1023" table:style-name="ce1">
            <text:p>1023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berta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string" table:style-name="ce2">
            <text:p>07.04.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bin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bin</text:p>
          </table:table-cell>
          <table:table-cell table:number-columns-repeated="2" table:style-name="ce1"/>
          <table:table-cell office:value-type="float" office:value="1028" table:style-name="ce1">
            <text:p>1028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cco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land</text:p>
          </table:table-cell>
          <table:table-cell table:number-columns-repeated="2" table:style-name="ce1"/>
          <table:table-cell office:value-type="float" office:value="1196" table:style-name="ce1">
            <text:p>1196</text:p>
          </table:table-cell>
          <table:table-cell office:value-type="float" office:value="1943" table:style-name="ce1">
            <text:p>19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lph</text:p>
          </table:table-cell>
          <table:table-cell table:number-columns-repeated="2" table:style-name="ce1"/>
          <table:table-cell office:value-type="float" office:value="1162" table:style-name="ce1">
            <text:p>1162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main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main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main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main</text:p>
          </table:table-cell>
          <table:table-cell table:number-columns-repeated="2" table:style-name="ce1"/>
          <table:table-cell office:value-type="float" office:value="1032" table:style-name="ce1">
            <text:p>1032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main</text:p>
          </table:table-cell>
          <table:table-cell table:number-columns-repeated="2" table:style-name="ce1"/>
          <table:table-cell office:value-type="float" office:value="1950" table:style-name="ce1">
            <text:p>1950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maine</text:p>
          </table:table-cell>
          <table:table-cell table:number-columns-repeated="2" table:style-name="ce1"/>
          <table:table-cell office:value-type="float" office:value="1145" table:style-name="ce1">
            <text:p>1145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mane</text:p>
          </table:table-cell>
          <table:table-cell table:number-columns-repeated="2" table:style-name="ce1"/>
          <table:table-cell office:value-type="float" office:value="1028" table:style-name="ce1">
            <text:p>1028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mina</text:p>
          </table:table-cell>
          <table:table-cell table:number-columns-repeated="2" table:style-name="ce1"/>
          <table:table-cell office:value-type="float" office:value="1682" table:style-name="ce1">
            <text:p>1682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sa Emmily</text:p>
          </table:table-cell>
          <table:table-cell table:number-columns-repeated="2" table:style-name="ce1"/>
          <table:table-cell office:value-type="float" office:value="1180" table:style-name="ce1">
            <text:p>1180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salie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se</text:p>
          </table:table-cell>
          <table:table-cell table:number-columns-repeated="2" table:style-name="ce1"/>
          <table:table-cell office:value-type="float" office:value="1630" table:style-name="ce1">
            <text:p>1630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uben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uben</text:p>
          </table:table-cell>
          <table:table-cell table:number-columns-repeated="2" table:style-name="ce1"/>
          <table:table-cell office:value-type="float" office:value="1095" table:style-name="ce1">
            <text:p>1095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bin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85" table:style-name="ce1">
            <text:p>19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bine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bine</text:p>
          </table:table-cell>
          <table:table-cell table:number-columns-repeated="2" table:style-name="ce1"/>
          <table:table-cell office:value-type="float" office:value="1096" table:style-name="ce1">
            <text:p>1096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bine</text:p>
          </table:table-cell>
          <table:table-cell table:number-columns-repeated="2" table:style-name="ce1"/>
          <table:table-cell office:value-type="float" office:value="1260" table:style-name="ce1">
            <text:p>1260</text:p>
          </table:table-cell>
          <table:table-cell office:value-type="float" office:value="1950" table:style-name="ce1">
            <text:p>19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bine</text:p>
          </table:table-cell>
          <table:table-cell table:number-columns-repeated="2" table:style-name="ce1"/>
          <table:table-cell office:value-type="float" office:value="1682" table:style-name="ce1">
            <text:p>1682</text:p>
          </table:table-cell>
          <table:table-cell office:value-type="string" table:style-name="ce2">
            <text:p>01.01.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ch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07.04.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inath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85" table:style-name="ce1">
            <text:p>19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ira-Christin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lomé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2000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lomé</text:p>
          </table:table-cell>
          <table:table-cell table:number-columns-repeated="2" table:style-name="ce1"/>
          <table:table-cell office:value-type="float" office:value="2300" table:style-name="ce1">
            <text:p>2300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mantha Lucie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mi</text:p>
          </table:table-cell>
          <table:table-cell table:number-columns-repeated="2" table:style-name="ce1"/>
          <table:table-cell office:value-type="float" office:value="1027" table:style-name="ce1">
            <text:p>1027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msha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muel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mv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andr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dr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dr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65" table:style-name="ce1">
            <text:p>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dra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dra</text:p>
          </table:table-cell>
          <table:table-cell table:number-columns-repeated="2" table:style-name="ce1"/>
          <table:table-cell office:value-type="float" office:value="1200" table:style-name="ce1">
            <text:p>1200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dra</text:p>
          </table:table-cell>
          <table:table-cell table:number-columns-repeated="2" table:style-name="ce1"/>
          <table:table-cell office:value-type="float" office:value="1814" table:style-name="ce1">
            <text:p>1814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drin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2">
            <text:p>10.04.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drine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drine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drine</text:p>
          </table:table-cell>
          <table:table-cell table:number-columns-repeated="2" table:style-name="ce1"/>
          <table:table-cell office:value-type="float" office:value="1807" table:style-name="ce1">
            <text:p>1807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dro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iago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iago</text:p>
          </table:table-cell>
          <table:table-cell table:number-columns-repeated="2" table:style-name="ce1"/>
          <table:table-cell office:value-type="float" office:value="1510" table:style-name="ce1">
            <text:p>1510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os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7" table:style-name="ce1">
            <text:p>19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r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ra</text:p>
          </table:table-cell>
          <table:table-cell table:number-columns-repeated="2" table:style-name="ce1"/>
          <table:table-cell office:value-type="float" office:value="1957" table:style-name="ce1">
            <text:p>1957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006" table:style-name="ce1">
            <text:p>2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2" table:style-name="ce1"/>
          <table:table-cell office:value-type="float" office:value="1052" table:style-name="ce1">
            <text:p>1052</text:p>
          </table:table-cell>
          <table:table-cell office:value-type="float" office:value="1979" table:style-name="ce1">
            <text:p>19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ra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askia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string" table:style-name="ce2">
            <text:p>16.09.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skia</text:p>
          </table:table-cell>
          <table:table-cell table:number-columns-repeated="2" table:style-name="ce1"/>
          <table:table-cell office:value-type="float" office:value="1303" table:style-name="ce1">
            <text:p>1303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bastien</text:p>
          </table:table-cell>
          <table:table-cell table:number-columns-repeated="2" table:style-name="ce1"/>
          <table:table-cell office:value-type="float" office:value="1091" table:style-name="ce1">
            <text:p>1091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ébastien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ébastien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ébastien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ébastien</text:p>
          </table:table-cell>
          <table:table-cell table:number-columns-repeated="2" table:style-name="ce1"/>
          <table:table-cell office:value-type="float" office:value="1148" table:style-name="ce1">
            <text:p>1148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ébastien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string" table:style-name="ce2">
            <text:p>27.06.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rge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float" office:value="1955" table:style-name="ce1">
            <text:p>19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verine</text:p>
          </table:table-cell>
          <table:table-cell table:number-columns-repeated="2" table:style-name="ce1"/>
          <table:table-cell office:value-type="float" office:value="1315" table:style-name="ce1">
            <text:p>1315</text:p>
          </table:table-cell>
          <table:table-cell office:value-type="string" table:style-name="ce2">
            <text:p>13.03.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ania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inYoung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byll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grid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1061" table:style-name="ce1">
            <text:p>10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grid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string" table:style-name="ce1">
            <text:p>23/10/19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mon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mon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món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mon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string" table:style-name="ce1">
            <text:p>25/06/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mon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mon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fia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fi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085" table:style-name="ce1">
            <text:p>10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fia</text:p>
          </table:table-cell>
          <table:table-cell table:number-columns-repeated="2" table:style-name="ce1"/>
          <table:table-cell office:value-type="float" office:value="1093" table:style-name="ce1">
            <text:p>1093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fia</text:p>
          </table:table-cell>
          <table:table-cell table:number-columns-repeated="2" table:style-name="ce1"/>
          <table:table-cell office:value-type="float" office:value="1426" table:style-name="ce1">
            <text:p>1426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lene</text:p>
          </table:table-cell>
          <table:table-cell table:number-columns-repeated="2" table:style-name="ce1"/>
          <table:table-cell office:value-type="float" office:value="1223" table:style-name="ce1">
            <text:p>1223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lèn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lène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lenn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nia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003" table:style-name="ce1">
            <text:p>1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nia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nia</text:p>
          </table:table-cell>
          <table:table-cell table:number-columns-repeated="2" table:style-name="ce1"/>
          <table:table-cell office:value-type="float" office:value="1891" table:style-name="ce1">
            <text:p>1891</text:p>
          </table:table-cell>
          <table:table-cell office:value-type="string" table:style-name="ce2">
            <text:p>17.05.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79" table:style-name="ce1">
            <text:p>19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68" table:style-name="ce1">
            <text:p>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string" table:style-name="ce2">
            <text:p>10.11.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1052" table:style-name="ce1">
            <text:p>1052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1134" table:style-name="ce1">
            <text:p>1134</text:p>
          </table:table-cell>
          <table:table-cell office:value-type="float" office:value="1968" table:style-name="ce1">
            <text:p>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1134" table:style-name="ce1">
            <text:p>1134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1295" table:style-name="ce1">
            <text:p>1295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phie</text:p>
          </table:table-cell>
          <table:table-cell table:number-columns-repeated="2" table:style-name="ce1"/>
          <table:table-cell office:value-type="float" office:value="1700" table:style-name="ce1">
            <text:p>1700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aya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82" table:style-name="ce1">
            <text:p>19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nislav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ev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fania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office:value-type="string" table:style-name="ce2">
            <text:p>14.10.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fania</text:p>
          </table:table-cell>
          <table:table-cell table:number-columns-repeated="2" table:style-name="ce1"/>
          <table:table-cell office:value-type="float" office:value="1350" table:style-name="ce1">
            <text:p>1350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fani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2">
            <text:p>06.05.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fano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lla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éphan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PHA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éphan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67" table:style-name="ce1">
            <text:p>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éphan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éphane</text:p>
          </table:table-cell>
          <table:table-cell table:number-columns-repeated="2" table:style-name="ce1"/>
          <table:table-cell office:value-type="float" office:value="1028" table:style-name="ce1">
            <text:p>1028</text:p>
          </table:table-cell>
          <table:table-cell office:value-type="float" office:value="1968" table:style-name="ce1">
            <text:p>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éphane</text:p>
          </table:table-cell>
          <table:table-cell table:number-columns-repeated="2" table:style-name="ce1"/>
          <table:table-cell office:value-type="float" office:value="1700" table:style-name="ce1">
            <text:p>1700</text:p>
          </table:table-cell>
          <table:table-cell office:value-type="string" table:style-name="ce2">
            <text:p>08.01.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phani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86" table:style-name="ce1">
            <text:p>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phanie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phanie</text:p>
          </table:table-cell>
          <table:table-cell table:number-columns-repeated="2" table:style-name="ce1"/>
          <table:table-cell office:value-type="float" office:value="1070" table:style-name="ce1">
            <text:p>1070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éphani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éphanie</text:p>
          </table:table-cell>
          <table:table-cell table:number-columns-repeated="2" table:style-name="ce1"/>
          <table:table-cell office:value-type="float" office:value="1095" table:style-name="ce1">
            <text:p>1095</text:p>
          </table:table-cell>
          <table:table-cell office:value-type="string" table:style-name="ce2">
            <text:p>13.10.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éphanie</text:p>
          </table:table-cell>
          <table:table-cell table:number-columns-repeated="2" table:style-name="ce1"/>
          <table:table-cell office:value-type="float" office:value="1260" table:style-name="ce1">
            <text:p>1260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éphanie</text:p>
          </table:table-cell>
          <table:table-cell table:number-columns-repeated="2" table:style-name="ce1"/>
          <table:table-cell office:value-type="float" office:value="1814" table:style-name="ce1">
            <text:p>1814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ny</text:p>
          </table:table-cell>
          <table:table-cell table:number-columns-repeated="2" table:style-name="ce1"/>
          <table:table-cell office:value-type="float" office:value="1806" table:style-name="ce1">
            <text:p>1806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zan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wah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ylvain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79" table:style-name="ce1">
            <text:p>19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ylvain</text:p>
          </table:table-cell>
          <table:table-cell table:number-columns-repeated="2" table:style-name="ce1"/>
          <table:table-cell office:value-type="float" office:value="3906" table:style-name="ce1">
            <text:p>3906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ylvette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float" office:value="1959" table:style-name="ce1">
            <text:p>19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ylvia</text:p>
          </table:table-cell>
          <table:table-cell table:number-columns-repeated="3" table:style-name="ce1"/>
          <table:table-cell office:value-type="string" table:style-name="ce2">
            <text:p>02.01.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ylviane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string" table:style-name="ce2">
            <text:p>07.04.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ylviane</text:p>
          </table:table-cell>
          <table:table-cell table:number-columns-repeated="2" table:style-name="ce1"/>
          <table:table-cell office:value-type="float" office:value="1023" table:style-name="ce1">
            <text:p>1023</text:p>
          </table:table-cell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ylvie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2">
            <text:p>29.07.1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ylvi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string" table:style-name="ce2">
            <text:p>31.07.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ylvie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ylvie</text:p>
          </table:table-cell>
          <table:table-cell table:number-columns-repeated="2" table:style-name="ce1"/>
          <table:table-cell office:value-type="float" office:value="1030" table:style-name="ce1">
            <text:p>1030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ylvie</text:p>
          </table:table-cell>
          <table:table-cell table:number-columns-repeated="2" table:style-name="ce1"/>
          <table:table-cell office:value-type="float" office:value="2300" table:style-name="ce1">
            <text:p>2300</text:p>
          </table:table-cell>
          <table:table-cell office:value-type="float" office:value="1961" table:style-name="ce1">
            <text:p>1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</text:p>
          </table:table-cell>
          <table:table-cell table:number-columns-repeated="3" table:style-name="ce1"/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lv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nia</text:p>
          </table:table-cell>
          <table:table-cell table:number-columns-repeated="2" table:style-name="ce1"/>
          <table:table-cell office:value-type="float" office:value="1868" table:style-name="ce1">
            <text:p>1868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nja</text:p>
          </table:table-cell>
          <table:table-cell table:number-columns-repeated="2" table:style-name="ce1"/>
          <table:table-cell office:value-type="float" office:value="1162" table:style-name="ce1">
            <text:p>1162</text:p>
          </table:table-cell>
          <table:table-cell office:value-type="string" table:style-name="ce2">
            <text:p>22.3.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tiana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tiana</text:p>
          </table:table-cell>
          <table:table-cell table:number-columns-repeated="2" table:style-name="ce1"/>
          <table:table-cell office:value-type="float" office:value="1260" table:style-name="ce1">
            <text:p>1260</text:p>
          </table:table-cell>
          <table:table-cell office:value-type="string" table:style-name="ce1">
            <text:p>29/12/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o</text:p>
          </table:table-cell>
          <table:table-cell table:number-columns-repeated="2" table:style-name="ce1"/>
          <table:table-cell office:value-type="float" office:value="1136" table:style-name="ce1">
            <text:p>1136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am</text:p>
          </table:table-cell>
          <table:table-cell table:number-columns-repeated="2" table:style-name="ce1"/>
          <table:table-cell office:value-type="float" office:value="1052" table:style-name="ce1">
            <text:p>1052</text:p>
          </table:table-cell>
          <table:table-cell office:value-type="float" office:value="2009" table:style-name="ce1">
            <text:p>20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éa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string" table:style-name="ce1">
            <text:p>07/07/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eo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eo</text:p>
          </table:table-cell>
          <table:table-cell table:number-columns-repeated="2" table:style-name="ce1"/>
          <table:table-cell office:value-type="float" office:value="1213" table:style-name="ce1">
            <text:p>1213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éo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éo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eophil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ibault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string" table:style-name="ce2">
            <text:p>07.09.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ibaut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ierry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ierry</text:p>
          </table:table-cell>
          <table:table-cell table:number-columns-repeated="3" table:style-name="ce1"/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omas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omas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omas</text:p>
          </table:table-cell>
          <table:table-cell table:number-columns-repeated="2" table:style-name="ce1"/>
          <table:table-cell office:value-type="float" office:value="1066" table:style-name="ce1">
            <text:p>1066</text:p>
          </table:table-cell>
          <table:table-cell office:value-type="float" office:value="2008" table:style-name="ce1">
            <text:p>2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omas</text:p>
          </table:table-cell>
          <table:table-cell table:number-columns-repeated="2" table:style-name="ce1"/>
          <table:table-cell office:value-type="float" office:value="1095" table:style-name="ce1">
            <text:p>1095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omas</text:p>
          </table:table-cell>
          <table:table-cell table:number-columns-repeated="2" table:style-name="ce1"/>
          <table:table-cell office:value-type="float" office:value="1429" table:style-name="ce1">
            <text:p>1429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omas</text:p>
          </table:table-cell>
          <table:table-cell table:number-columns-repeated="2" table:style-name="ce1"/>
          <table:table-cell office:value-type="float" office:value="1802" table:style-name="ce1">
            <text:p>1802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omas</text:p>
          </table:table-cell>
          <table:table-cell table:number-columns-repeated="2" table:style-name="ce1"/>
          <table:table-cell office:value-type="float" office:value="1820" table:style-name="ce1">
            <text:p>1820</text:p>
          </table:table-cell>
          <table:table-cell office:value-type="string" table:style-name="ce2">
            <text:p>07.03.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rudy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uy Ly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string" table:style-name="ce2">
            <text:p>07.02.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ago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86" table:style-name="ce1">
            <text:p>1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ago</text:p>
          </table:table-cell>
          <table:table-cell table:number-columns-repeated="2" table:style-name="ce1"/>
          <table:table-cell office:value-type="float" office:value="2000" table:style-name="ce1">
            <text:p>2000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lia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</text:p>
          </table:table-cell>
          <table:table-cell table:number-columns-repeated="2" table:style-name="ce1"/>
          <table:table-cell office:value-type="float" office:value="1446" table:style-name="ce1">
            <text:p>1446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othee</text:p>
          </table:table-cell>
          <table:table-cell table:number-columns-repeated="2" table:style-name="ce1"/>
          <table:table-cell office:value-type="float" office:value="1025" table:style-name="ce1">
            <text:p>1025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phain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string" table:style-name="ce2">
            <text:p>29.04.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bia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2">
            <text:p>14.04.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m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string" table:style-name="ce2">
            <text:p>29.12.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m</text:p>
          </table:table-cell>
          <table:table-cell table:number-columns-repeated="2" table:style-name="ce1"/>
          <table:table-cell office:value-type="float" office:value="1196" table:style-name="ce1">
            <text:p>1196</text:p>
          </table:table-cell>
          <table:table-cell office:value-type="string" table:style-name="ce1">
            <text:p>08/09/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mas</text:p>
          </table:table-cell>
          <table:table-cell table:number-columns-repeated="2" table:style-name="ce1"/>
          <table:table-cell office:value-type="float" office:value="1027" table:style-name="ce1">
            <text:p>1027</text:p>
          </table:table-cell>
          <table:table-cell office:value-type="float" office:value="1987" table:style-name="ce1">
            <text:p>19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nia</text:p>
          </table:table-cell>
          <table:table-cell table:number-columns-repeated="2" table:style-name="ce1"/>
          <table:table-cell office:value-type="float" office:value="1122" table:style-name="ce1">
            <text:p>1122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ny</text:p>
          </table:table-cell>
          <table:table-cell table:number-columns-repeated="3" table:style-name="ce1"/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go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go</text:p>
          </table:table-cell>
          <table:table-cell table:number-columns-repeated="2" table:style-name="ce1"/>
          <table:table-cell office:value-type="float" office:value="2034" table:style-name="ce1">
            <text:p>2034</text:p>
          </table:table-cell>
          <table:table-cell office:value-type="string" table:style-name="ce2">
            <text:p>15.03.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lf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mberto</text:p>
          </table:table-cell>
          <table:table-cell table:number-columns-repeated="2" table:style-name="ce1"/>
          <table:table-cell office:value-type="float" office:value="1040" table:style-name="ce1">
            <text:p>1040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rszula</text:p>
          </table:table-cell>
          <table:table-cell table:number-columns-repeated="2" table:style-name="ce1"/>
          <table:table-cell office:value-type="float" office:value="1110" table:style-name="ce1">
            <text:p>1110</text:p>
          </table:table-cell>
          <table:table-cell office:value-type="float" office:value="1979" table:style-name="ce1">
            <text:p>19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ntin</text:p>
          </table:table-cell>
          <table:table-cell table:number-columns-repeated="2" table:style-name="ce1"/>
          <table:table-cell office:value-type="float" office:value="1026" table:style-name="ce1">
            <text:p>1026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ntin</text:p>
          </table:table-cell>
          <table:table-cell table:number-columns-repeated="2" table:style-name="ce1"/>
          <table:table-cell office:value-type="float" office:value="1038" table:style-name="ce1">
            <text:p>1038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ntin</text:p>
          </table:table-cell>
          <table:table-cell table:number-columns-repeated="2" table:style-name="ce1"/>
          <table:table-cell office:value-type="float" office:value="1038" table:style-name="ce1">
            <text:p>1038</text:p>
          </table:table-cell>
          <table:table-cell office:value-type="float" office:value="2002" table:style-name="ce1">
            <text:p>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ntin</text:p>
          </table:table-cell>
          <table:table-cell table:number-columns-repeated="2" table:style-name="ce1"/>
          <table:table-cell office:value-type="float" office:value="1752" table:style-name="ce1">
            <text:p>1752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ntina</text:p>
          </table:table-cell>
          <table:table-cell table:number-columns-repeated="2" table:style-name="ce1"/>
          <table:table-cell office:value-type="float" office:value="1134" table:style-name="ce1">
            <text:p>1134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ntina</text:p>
          </table:table-cell>
          <table:table-cell table:number-columns-repeated="2" table:style-name="ce1"/>
          <table:table-cell office:value-type="float" office:value="1232" table:style-name="ce1">
            <text:p>1232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ntin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82" table:style-name="ce1">
            <text:p>19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ntin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69" table:style-name="ce1">
            <text:p>19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ntin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ntine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ria</text:p>
          </table:table-cell>
          <table:table-cell table:number-columns-repeated="2" table:style-name="ce1"/>
          <table:table-cell office:value-type="float" office:value="3963" table:style-name="ce1">
            <text:p>3963</text:p>
          </table:table-cell>
          <table:table-cell office:value-type="float" office:value="1961" table:style-name="ce1">
            <text:p>1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ri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77" table:style-name="ce1">
            <text:p>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rie</text:p>
          </table:table-cell>
          <table:table-cell table:number-columns-repeated="2" table:style-name="ce1"/>
          <table:table-cell office:value-type="float" office:value="1095" table:style-name="ce1">
            <text:p>1095</text:p>
          </table:table-cell>
          <table:table-cell office:value-type="string" table:style-name="ce2">
            <text:p>03.08.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rie</text:p>
          </table:table-cell>
          <table:table-cell table:number-columns-repeated="2" table:style-name="ce1"/>
          <table:table-cell office:value-type="float" office:value="1263" table:style-name="ce1">
            <text:p>1263</text:p>
          </table:table-cell>
          <table:table-cell office:value-type="float" office:value="1968" table:style-name="ce1">
            <text:p>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éri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5081971" table:style-name="ce1">
            <text:p>508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érie</text:p>
          </table:table-cell>
          <table:table-cell table:number-columns-repeated="2" table:style-name="ce1"/>
          <table:table-cell office:value-type="float" office:value="1010" table:style-name="ce1">
            <text:p>1010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érie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érie</text:p>
          </table:table-cell>
          <table:table-cell table:number-columns-repeated="2" table:style-name="ce1"/>
          <table:table-cell office:value-type="float" office:value="1040" table:style-name="ce1">
            <text:p>1040</text:p>
          </table:table-cell>
          <table:table-cell office:value-type="string" table:style-name="ce2">
            <text:p>13.01.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érie</text:p>
          </table:table-cell>
          <table:table-cell table:number-columns-repeated="2" table:style-name="ce1"/>
          <table:table-cell office:value-type="float" office:value="1304" table:style-name="ce1">
            <text:p>1304</text:p>
          </table:table-cell>
          <table:table-cell office:value-type="float" office:value="1974" table:style-name="ce1">
            <text:p>19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érie</text:p>
          </table:table-cell>
          <table:table-cell table:number-columns-repeated="2" table:style-name="ce1"/>
          <table:table-cell office:value-type="float" office:value="2000" table:style-name="ce1">
            <text:p>2000</text:p>
          </table:table-cell>
          <table:table-cell office:value-type="string" table:style-name="ce2">
            <text:p>06.12.19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riya</text:p>
          </table:table-cell>
          <table:table-cell table:number-columns-repeated="2" table:style-name="ce1"/>
          <table:table-cell office:value-type="float" office:value="1820" table:style-name="ce1">
            <text:p>1820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ness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82" table:style-name="ce1">
            <text:p>19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ra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ra</text:p>
          </table:table-cell>
          <table:table-cell table:number-columns-repeated="2" table:style-name="ce1"/>
          <table:table-cell office:value-type="float" office:value="1800" table:style-name="ce1">
            <text:p>1800</text:p>
          </table:table-cell>
          <table:table-cell office:value-type="string" table:style-name="ce2">
            <text:p>31.05.1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ronique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string" table:style-name="ce2">
            <text:p>26.08.19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éroniqu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59" table:style-name="ce1">
            <text:p>19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éroniqu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éroniqu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0" table:style-name="ce1">
            <text:p>1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éronique</text:p>
          </table:table-cell>
          <table:table-cell table:number-columns-repeated="2" table:style-name="ce1"/>
          <table:table-cell office:value-type="float" office:value="1012" table:style-name="ce1">
            <text:p>1012</text:p>
          </table:table-cell>
          <table:table-cell office:value-type="float" office:value="1963" table:style-name="ce1">
            <text:p>1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éronique</text:p>
          </table:table-cell>
          <table:table-cell table:number-columns-repeated="2" table:style-name="ce1"/>
          <table:table-cell office:value-type="float" office:value="1095" table:style-name="ce1">
            <text:p>1095</text:p>
          </table:table-cell>
          <table:table-cell office:value-type="float" office:value="1955" table:style-name="ce1">
            <text:p>19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éronique</text:p>
          </table:table-cell>
          <table:table-cell table:number-columns-repeated="2" table:style-name="ce1"/>
          <table:table-cell office:value-type="float" office:value="1170" table:style-name="ce1">
            <text:p>1170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éronique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éronique</text:p>
          </table:table-cell>
          <table:table-cell table:number-columns-repeated="2" table:style-name="ce1"/>
          <table:table-cell office:value-type="float" office:value="1817" table:style-name="ce1">
            <text:p>1817</text:p>
          </table:table-cell>
          <table:table-cell office:value-type="float" office:value="1958" table:style-name="ce1">
            <text:p>19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sna</text:p>
          </table:table-cell>
          <table:table-cell table:number-columns-repeated="2" table:style-name="ce1"/>
          <table:table-cell office:value-type="float" office:value="1202" table:style-name="ce1">
            <text:p>1202</text:p>
          </table:table-cell>
          <table:table-cell office:value-type="float" office:value="1984" table:style-name="ce1">
            <text:p>19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ck</text:p>
          </table:table-cell>
          <table:table-cell table:number-columns-repeated="2" table:style-name="ce1"/>
          <table:table-cell office:value-type="float" office:value="1201" table:style-name="ce1">
            <text:p>1201</text:p>
          </table:table-cell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ctoire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string" table:style-name="ce1">
            <text:p>26/01/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ctor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ctor</text:p>
          </table:table-cell>
          <table:table-cell table:number-columns-repeated="2" table:style-name="ce1"/>
          <table:table-cell office:value-type="float" office:value="1023" table:style-name="ce1">
            <text:p>1023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ctor</text:p>
          </table:table-cell>
          <table:table-cell table:number-columns-repeated="2" table:style-name="ce1"/>
          <table:table-cell office:value-type="float" office:value="1025" table:style-name="ce1">
            <text:p>10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ictoria</text:p>
          </table:table-cell>
          <table:table-cell table:number-columns-repeated="2" table:style-name="ce1"/>
          <table:table-cell office:value-type="float" office:value="1090" table:style-name="ce1">
            <text:p>1090</text:p>
          </table:table-cell>
          <table:table-cell office:value-type="string" table:style-name="ce2">
            <text:p>01.03.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ncent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68" table:style-name="ce1">
            <text:p>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ncent</text:p>
          </table:table-cell>
          <table:table-cell table:number-columns-repeated="2" table:style-name="ce1"/>
          <table:table-cell office:value-type="float" office:value="1022" table:style-name="ce1">
            <text:p>1022</text:p>
          </table:table-cell>
          <table:table-cell office:value-type="float" office:value="1992" table:style-name="ce1">
            <text:p>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ncent</text:p>
          </table:table-cell>
          <table:table-cell table:number-columns-repeated="2" table:style-name="ce1"/>
          <table:table-cell office:value-type="float" office:value="1801" table:style-name="ce1">
            <text:p>180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ncent</text:p>
          </table:table-cell>
          <table:table-cell table:number-columns-repeated="3" table:style-name="ce1"/>
          <table:table-cell office:value-type="float" office:value="1959" table:style-name="ce1">
            <text:p>19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oletta</text:p>
          </table:table-cell>
          <table:table-cell table:number-columns-repeated="2" table:style-name="ce1"/>
          <table:table-cell office:value-type="float" office:value="1262" table:style-name="ce1">
            <text:p>1262</text:p>
          </table:table-cell>
          <table:table-cell office:value-type="float" office:value="2008" table:style-name="ce1">
            <text:p>2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rgini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005" table:style-name="ce1">
            <text:p>1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rginie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91" table:style-name="ce1">
            <text:p>19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rginie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1978" table:style-name="ce1">
            <text:p>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v</text:p>
          </table:table-cell>
          <table:table-cell table:number-columns-repeated="2" table:style-name="ce1"/>
          <table:table-cell office:value-type="float" office:value="1117" table:style-name="ce1">
            <text:p>1117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viane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57" table:style-name="ce1">
            <text:p>19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viane</text:p>
          </table:table-cell>
          <table:table-cell table:number-columns-repeated="2" table:style-name="ce1"/>
          <table:table-cell office:value-type="float" office:value="1052" table:style-name="ce1">
            <text:p>1052</text:p>
          </table:table-cell>
          <table:table-cell office:value-type="float" office:value="1976" table:style-name="ce1">
            <text:p>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viane</text:p>
          </table:table-cell>
          <table:table-cell table:number-columns-repeated="2" table:style-name="ce1"/>
          <table:table-cell office:value-type="float" office:value="1260" table:style-name="ce1">
            <text:p>1260</text:p>
          </table:table-cell>
          <table:table-cell office:value-type="float" office:value="1961" table:style-name="ce1">
            <text:p>1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lera</text:p>
          </table:table-cell>
          <table:table-cell table:number-columns-repeated="2" table:style-name="ce1"/>
          <table:table-cell office:value-type="float" office:value="1635" table:style-name="ce1">
            <text:p>1635</text:p>
          </table:table-cell>
          <table:table-cell office:value-type="string" table:style-name="ce2">
            <text:p>02.10.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lid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4" table:style-name="ce1">
            <text:p>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NDA</text:p>
          </table:table-cell>
          <table:table-cell table:number-columns-repeated="2" table:style-name="ce1"/>
          <table:table-cell office:value-type="float" office:value="1297" table:style-name="ce1">
            <text:p>1297</text:p>
          </table:table-cell>
          <table:table-cell office:value-type="string" table:style-name="ce2">
            <text:p>10.10.19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N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avier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2">
            <text:p>06 juin 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avier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73" table:style-name="ce1">
            <text:p>19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avier</text:p>
          </table:table-cell>
          <table:table-cell table:number-columns-repeated="2" table:style-name="ce1"/>
          <table:table-cell office:value-type="float" office:value="73120" table:style-name="ce1">
            <text:p>73120</text:p>
          </table:table-cell>
          <table:table-cell office:value-type="float" office:value="1966" table:style-name="ce1">
            <text:p>19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avière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72" table:style-name="ce1">
            <text:p>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amina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ann</text:p>
          </table:table-cell>
          <table:table-cell table:number-columns-repeated="2" table:style-name="ce1"/>
          <table:table-cell office:value-type="float" office:value="1299" table:style-name="ce1">
            <text:p>1299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ann</text:p>
          </table:table-cell>
          <table:table-cell table:number-columns-repeated="2" table:style-name="ce1"/>
          <table:table-cell office:value-type="float" office:value="3960" table:style-name="ce1">
            <text:p>3960</text:p>
          </table:table-cell>
          <table:table-cell office:value-type="float" office:value="2001" table:style-name="ce1">
            <text:p>2001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Yan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annic</text:p>
          </table:table-cell>
          <table:table-cell table:number-columns-repeated="2" table:style-name="ce1"/>
          <table:table-cell office:value-type="float" office:value="1162" table:style-name="ce1">
            <text:p>1162</text:p>
          </table:table-cell>
          <table:table-cell office:value-type="float" office:value="1962" table:style-name="ce1">
            <text:p>19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annick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79" table:style-name="ce1">
            <text:p>19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annick</text:p>
          </table:table-cell>
          <table:table-cell table:number-columns-repeated="2" table:style-name="ce1"/>
          <table:table-cell office:value-type="float" office:value="1027" table:style-name="ce1">
            <text:p>1027</text:p>
          </table:table-cell>
          <table:table-cell office:value-type="string" table:style-name="ce2">
            <text:p>26.05.19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ansu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string" table:style-name="ce2">
            <text:p>05.10.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aron</text:p>
          </table:table-cell>
          <table:table-cell table:number-columns-repeated="2" table:style-name="ce1"/>
          <table:table-cell office:value-type="float" office:value="1212" table:style-name="ce1">
            <text:p>1212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asmin</text:p>
          </table:table-cell>
          <table:table-cell table:number-columns-repeated="2" table:style-name="ce1"/>
          <table:table-cell office:value-type="float" office:value="1833" table:style-name="ce1">
            <text:p>1833</text:p>
          </table:table-cell>
          <table:table-cell office:value-type="float" office:value="1988" table:style-name="ce1">
            <text:p>1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asmine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float" office:value="1987" table:style-name="ce1">
            <text:p>19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i</text:p>
          </table:table-cell>
          <table:table-cell table:number-columns-repeated="2" table:style-name="ce1"/>
          <table:table-cell office:value-type="float" office:value="1023" table:style-name="ce1">
            <text:p>1023</text:p>
          </table:table-cell>
          <table:table-cell office:value-type="float" office:value="1996" table:style-name="ce1">
            <text:p>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igit</text:p>
          </table:table-cell>
          <table:table-cell table:number-columns-repeated="2" table:style-name="ce1"/>
          <table:table-cell office:value-type="float" office:value="1007" table:style-name="ce1">
            <text:p>1007</text:p>
          </table:table-cell>
          <table:table-cell office:value-type="string" table:style-name="ce2">
            <text:p>08.07.2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ingxuan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oan</text:p>
          </table:table-cell>
          <table:table-cell table:number-columns-repeated="2" table:style-name="ce1"/>
          <table:table-cell office:value-type="float" office:value="1023" table:style-name="ce1">
            <text:p>1023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oan</text:p>
          </table:table-cell>
          <table:table-cell table:number-columns-repeated="2" table:style-name="ce1"/>
          <table:table-cell office:value-type="float" office:value="1803" table:style-name="ce1">
            <text:p>1803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oav</text:p>
          </table:table-cell>
          <table:table-cell table:number-columns-repeated="2" table:style-name="ce1"/>
          <table:table-cell office:value-type="float" office:value="1610" table:style-name="ce1">
            <text:p>1610</text:p>
          </table:table-cell>
          <table:table-cell office:value-type="string" table:style-name="ce2">
            <text:p>13.06.2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olande</text:p>
          </table:table-cell>
          <table:table-cell table:number-columns-repeated="2" table:style-name="ce1"/>
          <table:table-cell office:value-type="float" office:value="1018" table:style-name="ce1">
            <text:p>1018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olande</text:p>
          </table:table-cell>
          <table:table-cell table:number-columns-repeated="2" table:style-name="ce1"/>
          <table:table-cell office:value-type="float" office:value="1897" table:style-name="ce1">
            <text:p>1897</text:p>
          </table:table-cell>
          <table:table-cell office:value-type="float" office:value="1960" table:style-name="ce1">
            <text:p>19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oo-Mi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1968" table:style-name="ce1">
            <text:p>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orgos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string" table:style-name="ce1">
            <text:p>27/09/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uki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float" office:value="1983" table:style-name="ce1">
            <text:p>19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uri</text:p>
          </table:table-cell>
          <table:table-cell table:number-columns-repeated="2" table:style-name="ce1"/>
          <table:table-cell office:value-type="float" office:value="1093" table:style-name="ce1">
            <text:p>1093</text:p>
          </table:table-cell>
          <table:table-cell office:value-type="string" table:style-name="ce1">
            <text:p>09/04/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van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1993" table:style-name="ce1">
            <text:p>19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van</text:p>
          </table:table-cell>
          <table:table-cell table:number-columns-repeated="2" table:style-name="ce1"/>
          <table:table-cell office:value-type="float" office:value="1036" table:style-name="ce1">
            <text:p>1036</text:p>
          </table:table-cell>
          <table:table-cell office:value-type="string" table:style-name="ce2">
            <text:p>11.08.19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van</text:p>
          </table:table-cell>
          <table:table-cell table:number-columns-repeated="2" table:style-name="ce1"/>
          <table:table-cell office:value-type="float" office:value="1509" table:style-name="ce1">
            <text:p>1509</text:p>
          </table:table-cell>
          <table:table-cell office:value-type="float" office:value="1964" table:style-name="ce1">
            <text:p>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vana</text:p>
          </table:table-cell>
          <table:table-cell table:number-columns-repeated="2" table:style-name="ce1"/>
          <table:table-cell office:value-type="float" office:value="1020" table:style-name="ce1">
            <text:p>1020</text:p>
          </table:table-cell>
          <table:table-cell office:value-type="float" office:value="1997" table:style-name="ce1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ufferey</text:p>
          </table:table-cell>
          <table:table-cell table:number-columns-repeated="2" table:style-name="ce1"/>
          <table:table-cell office:value-type="float" office:value="1802" table:style-name="ce1">
            <text:p>1802</text:p>
          </table:table-cell>
          <table:table-cell office:value-type="float" office:value="1998" table:style-name="ce1">
            <text:p>19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umar</text:p>
          </table:table-cell>
          <table:table-cell table:number-columns-repeated="2" table:style-name="ce1"/>
          <table:table-cell office:value-type="float" office:value="1170" table:style-name="ce1">
            <text:p>1170</text:p>
          </table:table-cell>
          <table:table-cell office:value-type="float" office:value="2003" table:style-name="ce1">
            <text:p>2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uzana</text:p>
          </table:table-cell>
          <table:table-cell table:number-columns-repeated="2" table:style-name="ce1"/>
          <table:table-cell office:value-type="float" office:value="1802" table:style-name="ce1">
            <text:p>1802</text:p>
          </table:table-cell>
          <table:table-cell office:value-type="float" office:value="1995" table:style-name="ce1">
            <text:p>1995</text:p>
          </table:table-cell>
          <table:table-cell table:number-columns-repeated="16379"/>
        </table:table-row>
        <table:table-row table:number-rows-repeated="1047038" table:style-name="ro1">
          <table:table-cell table:number-columns-repeated="16384"/>
        </table:table-row>
      </table:table>
      <table:database-ranges>
        <table:database-range table:target-range-address="Rencontres_7e_Art_Lausanne_2026.A1:Rencontres_7e_Art_Lausanne_2026.E1538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Yann Schlaefli</dc:creator>
    <dc:date>2026-03-03T22:20:38Z</dc:date>
  </office:meta>
</office:document-meta>
</file>